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, Helvetica, Geneva, Swiss, SunSans-Regular"/>
    <style:font-face style:name="Aril" svg:font-family="Aril"/>
    <style:font-face style:name="Courier New" svg:font-family="'Courier New'" style:font-family-generic="modern" style:font-pitch="fixed"/>
    <style:font-face style:name="MS Mincho" svg:font-family="'MS Mincho'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wiss" style:font-pitch="variable"/>
    <style:font-face style:name="Tahoma3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4.5in" table:align="margins"/>
    </style:style>
    <style:style style:name="Table1.A" style:family="table-column">
      <style:table-column-properties style:column-width="4.5in" style:rel-column-width="65535*"/>
    </style:style>
    <style:style style:name="Table1.A1" style:family="table-cell">
      <style:table-cell-properties fo:padding="0.0382in" fo:border="0.05pt solid #000000"/>
    </style:style>
    <style:style style:name="Table4" style:family="table">
      <style:table-properties style:width="4.5in" table:align="margins"/>
    </style:style>
    <style:style style:name="Table4.A" style:family="table-column">
      <style:table-column-properties style:column-width="4.5in" style:rel-column-width="65535*"/>
    </style:style>
    <style:style style:name="Table4.A1" style:family="table-cell">
      <style:table-cell-properties fo:padding="0.0382in" fo:border="0.05pt solid #000000"/>
    </style:style>
    <style:style style:name="Table62" style:family="table">
      <style:table-properties style:width="4.5in" table:align="margins"/>
    </style:style>
    <style:style style:name="Table62.A" style:family="table-column">
      <style:table-column-properties style:column-width="4.5in" style:rel-column-width="65535*"/>
    </style:style>
    <style:style style:name="Table62.A1" style:family="table-cell">
      <style:table-cell-properties fo:padding="0.0382in" fo:border="0.05pt solid #000000"/>
    </style:style>
    <style:style style:name="Table63" style:family="table">
      <style:table-properties style:width="4.5in" table:align="margins"/>
    </style:style>
    <style:style style:name="Table63.A" style:family="table-column">
      <style:table-column-properties style:column-width="4.5in" style:rel-column-width="65535*"/>
    </style:style>
    <style:style style:name="Table63.A1" style:family="table-cell">
      <style:table-cell-properties fo:padding="0.0382in" fo:border="0.05pt solid #000000"/>
    </style:style>
    <style:style style:name="Table64" style:family="table">
      <style:table-properties style:width="4.5in" table:align="margins"/>
    </style:style>
    <style:style style:name="Table64.A" style:family="table-column">
      <style:table-column-properties style:column-width="4.5in" style:rel-column-width="65535*"/>
    </style:style>
    <style:style style:name="Table64.A1" style:family="table-cell">
      <style:table-cell-properties fo:padding="0.0382in" fo:border="0.05pt solid #000000"/>
    </style:style>
    <style:style style:name="Table65" style:family="table">
      <style:table-properties style:width="4.5in" table:align="margins"/>
    </style:style>
    <style:style style:name="Table65.A" style:family="table-column">
      <style:table-column-properties style:column-width="4.5in" style:rel-column-width="65535*"/>
    </style:style>
    <style:style style:name="Table65.A1" style:family="table-cell">
      <style:table-cell-properties fo:padding="0.0382in" fo:border="0.05pt solid #000000"/>
    </style:style>
    <style:style style:name="Table66" style:family="table">
      <style:table-properties style:width="4.5in" table:align="margins"/>
    </style:style>
    <style:style style:name="Table66.A" style:family="table-column">
      <style:table-column-properties style:column-width="4.5in" style:rel-column-width="65535*"/>
    </style:style>
    <style:style style:name="Table66.A1" style:family="table-cell">
      <style:table-cell-properties fo:padding="0.0382in" fo:border="0.05pt solid #000000"/>
    </style:style>
    <style:style style:name="Table68" style:family="table">
      <style:table-properties style:width="4.5in" table:align="margins"/>
    </style:style>
    <style:style style:name="Table68.A" style:family="table-column">
      <style:table-column-properties style:column-width="4.5in" style:rel-column-width="65535*"/>
    </style:style>
    <style:style style:name="Table68.A1" style:family="table-cell">
      <style:table-cell-properties fo:padding="0.0382in" fo:border="0.05pt solid #000000"/>
    </style:style>
    <style:style style:name="Table7" style:family="table">
      <style:table-properties style:width="4.5in" table:align="margins"/>
    </style:style>
    <style:style style:name="Table7.A" style:family="table-column">
      <style:table-column-properties style:column-width="4.5in" style:rel-column-width="65535*"/>
    </style:style>
    <style:style style:name="Table7.A1" style:family="table-cell">
      <style:table-cell-properties fo:padding="0.0382in" fo:border="0.05pt solid #000000"/>
    </style:style>
    <style:style style:name="Table5" style:family="table">
      <style:table-properties style:width="4.5in" table:align="margins"/>
    </style:style>
    <style:style style:name="Table5.A" style:family="table-column">
      <style:table-column-properties style:column-width="4.5in" style:rel-column-width="65535*"/>
    </style:style>
    <style:style style:name="Table5.A1" style:family="table-cell">
      <style:table-cell-properties fo:padding="0.0382in" fo:border="0.05pt solid #000000"/>
    </style:style>
    <style:style style:name="Table67" style:family="table">
      <style:table-properties style:width="4.5in" table:align="margins"/>
    </style:style>
    <style:style style:name="Table67.A" style:family="table-column">
      <style:table-column-properties style:column-width="4.5in" style:rel-column-width="65535*"/>
    </style:style>
    <style:style style:name="Table67.A1" style:family="table-cell">
      <style:table-cell-properties fo:padding="0.0382in" fo:border="0.05pt solid #000000"/>
    </style:style>
    <style:style style:name="Table3" style:family="table">
      <style:table-properties style:width="4.5in" table:align="margins"/>
    </style:style>
    <style:style style:name="Table3.A" style:family="table-column">
      <style:table-column-properties style:column-width="4.5in" style:rel-column-width="65535*"/>
    </style:style>
    <style:style style:name="Table3.A1" style:family="table-cell">
      <style:table-cell-properties fo:padding="0.0382in" fo:border="0.05pt solid #000000"/>
    </style:style>
    <style:style style:name="Table29" style:family="table">
      <style:table-properties style:width="4.5in" table:align="margins"/>
    </style:style>
    <style:style style:name="Table29.A" style:family="table-column">
      <style:table-column-properties style:column-width="4.5in" style:rel-column-width="65535*"/>
    </style:style>
    <style:style style:name="Table29.A1" style:family="table-cell">
      <style:table-cell-properties fo:padding="0.0382in" fo:border="0.05pt solid #000000"/>
    </style:style>
    <style:style style:name="Table69" style:family="table">
      <style:table-properties style:width="4.5in" table:align="margins"/>
    </style:style>
    <style:style style:name="Table69.A" style:family="table-column">
      <style:table-column-properties style:column-width="4.5in" style:rel-column-width="65535*"/>
    </style:style>
    <style:style style:name="Table69.A1" style:family="table-cell">
      <style:table-cell-properties fo:padding="0.0382in" fo:border="0.05pt solid #000000"/>
    </style:style>
    <style:style style:name="Table16" style:family="table">
      <style:table-properties style:width="4.5in" table:align="margins"/>
    </style:style>
    <style:style style:name="Table16.A" style:family="table-column">
      <style:table-column-properties style:column-width="4.5in" style:rel-column-width="65535*"/>
    </style:style>
    <style:style style:name="Table16.A1" style:family="table-cell">
      <style:table-cell-properties fo:padding="0.0382in" fo:border="0.05pt solid #000000"/>
    </style:style>
    <style:style style:name="Table17" style:family="table">
      <style:table-properties style:width="4.5in" table:align="margins"/>
    </style:style>
    <style:style style:name="Table17.A" style:family="table-column">
      <style:table-column-properties style:column-width="4.5in" style:rel-column-width="65535*"/>
    </style:style>
    <style:style style:name="Table17.A1" style:family="table-cell">
      <style:table-cell-properties fo:padding="0.0382in" fo:border="0.05pt solid #000000"/>
    </style:style>
    <style:style style:name="Table11" style:family="table">
      <style:table-properties style:width="4.5in" table:align="margins"/>
    </style:style>
    <style:style style:name="Table11.A" style:family="table-column">
      <style:table-column-properties style:column-width="4.5in" style:rel-column-width="65535*"/>
    </style:style>
    <style:style style:name="Table11.A1" style:family="table-cell">
      <style:table-cell-properties fo:padding="0.0382in" fo:border="0.05pt solid #000000"/>
    </style:style>
    <style:style style:name="Table61" style:family="table">
      <style:table-properties style:width="4.5in" table:align="margins"/>
    </style:style>
    <style:style style:name="Table61.A" style:family="table-column">
      <style:table-column-properties style:column-width="4.5in" style:rel-column-width="65535*"/>
    </style:style>
    <style:style style:name="Table61.A1" style:family="table-cell">
      <style:table-cell-properties fo:padding="0.0382in" fo:border="0.05pt solid #000000"/>
    </style:style>
    <style:style style:name="Table70" style:family="table">
      <style:table-properties style:width="4.5in" table:align="margins"/>
    </style:style>
    <style:style style:name="Table70.A" style:family="table-column">
      <style:table-column-properties style:column-width="4.5in" style:rel-column-width="65535*"/>
    </style:style>
    <style:style style:name="Table70.A1" style:family="table-cell">
      <style:table-cell-properties fo:padding="0.0382in" fo:border="0.05pt solid #000000"/>
    </style:style>
    <style:style style:name="Table56" style:family="table">
      <style:table-properties style:width="4.5in" table:align="margins"/>
    </style:style>
    <style:style style:name="Table56.A" style:family="table-column">
      <style:table-column-properties style:column-width="4.5in" style:rel-column-width="65535*"/>
    </style:style>
    <style:style style:name="Table56.A1" style:family="table-cell">
      <style:table-cell-properties fo:padding="0.0382in" fo:border="0.05pt solid #000000"/>
    </style:style>
    <style:style style:name="Table18" style:family="table">
      <style:table-properties style:width="4.5in" table:align="margins"/>
    </style:style>
    <style:style style:name="Table18.A" style:family="table-column">
      <style:table-column-properties style:column-width="4.5in" style:rel-column-width="65535*"/>
    </style:style>
    <style:style style:name="Table18.A1" style:family="table-cell">
      <style:table-cell-properties fo:padding="0.0382in" fo:border="0.05pt solid #000000"/>
    </style:style>
    <style:style style:name="Table19" style:family="table">
      <style:table-properties style:width="4.5in" table:align="margins"/>
    </style:style>
    <style:style style:name="Table19.A" style:family="table-column">
      <style:table-column-properties style:column-width="4.5in" style:rel-column-width="65535*"/>
    </style:style>
    <style:style style:name="Table19.A1" style:family="table-cell">
      <style:table-cell-properties fo:padding="0.0382in" fo:border="0.05pt solid #000000"/>
    </style:style>
    <style:style style:name="Table34" style:family="table">
      <style:table-properties style:width="4.5in" table:align="margins"/>
    </style:style>
    <style:style style:name="Table34.A" style:family="table-column">
      <style:table-column-properties style:column-width="4.5in" style:rel-column-width="65535*"/>
    </style:style>
    <style:style style:name="Table34.A1" style:family="table-cell">
      <style:table-cell-properties fo:padding="0.0382in" fo:border="0.05pt solid #000000"/>
    </style:style>
    <style:style style:name="Table20" style:family="table">
      <style:table-properties style:width="4.5in" table:align="margins"/>
    </style:style>
    <style:style style:name="Table20.A" style:family="table-column">
      <style:table-column-properties style:column-width="4.5in" style:rel-column-width="65535*"/>
    </style:style>
    <style:style style:name="Table20.A1" style:family="table-cell">
      <style:table-cell-properties fo:padding="0.0382in" fo:border="0.05pt solid #000000"/>
    </style:style>
    <style:style style:name="Table46" style:family="table">
      <style:table-properties style:width="4.5in" table:align="margins"/>
    </style:style>
    <style:style style:name="Table46.A" style:family="table-column">
      <style:table-column-properties style:column-width="4.5in" style:rel-column-width="65535*"/>
    </style:style>
    <style:style style:name="Table46.A1" style:family="table-cell">
      <style:table-cell-properties fo:padding="0.0382in" fo:border="0.05pt solid #000000"/>
    </style:style>
    <style:style style:name="Table33" style:family="table">
      <style:table-properties style:width="4.5in" table:align="margins"/>
    </style:style>
    <style:style style:name="Table33.A" style:family="table-column">
      <style:table-column-properties style:column-width="4.5in" style:rel-column-width="65535*"/>
    </style:style>
    <style:style style:name="Table33.A1" style:family="table-cell">
      <style:table-cell-properties fo:padding="0.0382in" fo:border="0.05pt solid #000000"/>
    </style:style>
    <style:style style:name="Table58" style:family="table">
      <style:table-properties style:width="4.5in" table:align="margins"/>
    </style:style>
    <style:style style:name="Table58.A" style:family="table-column">
      <style:table-column-properties style:column-width="4.5in" style:rel-column-width="65535*"/>
    </style:style>
    <style:style style:name="Table58.A1" style:family="table-cell">
      <style:table-cell-properties fo:padding="0.0382in" fo:border="0.05pt solid #000000"/>
    </style:style>
    <style:style style:name="Table35" style:family="table">
      <style:table-properties style:width="4.5in" table:align="margins"/>
    </style:style>
    <style:style style:name="Table35.A" style:family="table-column">
      <style:table-column-properties style:column-width="4.5in" style:rel-column-width="65535*"/>
    </style:style>
    <style:style style:name="Table35.A1" style:family="table-cell">
      <style:table-cell-properties fo:padding="0.0382in" fo:border="0.05pt solid #000000"/>
    </style:style>
    <style:style style:name="Table36" style:family="table">
      <style:table-properties style:width="4.5in" table:align="margins"/>
    </style:style>
    <style:style style:name="Table36.A" style:family="table-column">
      <style:table-column-properties style:column-width="4.5in" style:rel-column-width="65535*"/>
    </style:style>
    <style:style style:name="Table36.A1" style:family="table-cell">
      <style:table-cell-properties fo:padding="0.0382in" fo:border="0.05pt solid #000000"/>
    </style:style>
    <style:style style:name="Table37" style:family="table">
      <style:table-properties style:width="4.5in" table:align="margins"/>
    </style:style>
    <style:style style:name="Table37.A" style:family="table-column">
      <style:table-column-properties style:column-width="4.5in" style:rel-column-width="65535*"/>
    </style:style>
    <style:style style:name="Table37.A1" style:family="table-cell">
      <style:table-cell-properties fo:padding="0.0382in" fo:border="0.05pt solid #000000"/>
    </style:style>
    <style:style style:name="Table38" style:family="table">
      <style:table-properties style:width="4.5in" table:align="margins"/>
    </style:style>
    <style:style style:name="Table38.A" style:family="table-column">
      <style:table-column-properties style:column-width="4.5in" style:rel-column-width="65535*"/>
    </style:style>
    <style:style style:name="Table38.A1" style:family="table-cell">
      <style:table-cell-properties fo:padding="0.0382in" fo:border="0.05pt solid #000000"/>
    </style:style>
    <style:style style:name="Table2" style:family="table">
      <style:table-properties style:width="4.5in" table:align="margins"/>
    </style:style>
    <style:style style:name="Table2.A" style:family="table-column">
      <style:table-column-properties style:column-width="4.5in" style:rel-column-width="65535*"/>
    </style:style>
    <style:style style:name="Table2.A1" style:family="table-cell">
      <style:table-cell-properties fo:padding="0.0382in" fo:border="0.05pt solid #000000"/>
    </style:style>
    <style:style style:name="Table6" style:family="table">
      <style:table-properties style:width="4.5in" table:align="margins"/>
    </style:style>
    <style:style style:name="Table6.A" style:family="table-column">
      <style:table-column-properties style:column-width="4.5in" style:rel-column-width="65535*"/>
    </style:style>
    <style:style style:name="Table6.A1" style:family="table-cell">
      <style:table-cell-properties fo:padding="0.0382in" fo:border="0.05pt solid #000000"/>
    </style:style>
    <style:style style:name="Table21" style:family="table">
      <style:table-properties style:width="4.5in" table:align="margins"/>
    </style:style>
    <style:style style:name="Table21.A" style:family="table-column">
      <style:table-column-properties style:column-width="4.5in" style:rel-column-width="65535*"/>
    </style:style>
    <style:style style:name="Table21.A1" style:family="table-cell">
      <style:table-cell-properties fo:padding="0.0382in" fo:border="0.05pt solid #000000"/>
    </style:style>
    <style:style style:name="Table23" style:family="table">
      <style:table-properties style:width="4.5in" table:align="margins"/>
    </style:style>
    <style:style style:name="Table23.A" style:family="table-column">
      <style:table-column-properties style:column-width="4.5in" style:rel-column-width="65535*"/>
    </style:style>
    <style:style style:name="Table23.A1" style:family="table-cell">
      <style:table-cell-properties fo:padding="0.0382in" fo:border="0.05pt solid #000000"/>
    </style:style>
    <style:style style:name="Table39" style:family="table">
      <style:table-properties style:width="4.5in" table:align="margins"/>
    </style:style>
    <style:style style:name="Table39.A" style:family="table-column">
      <style:table-column-properties style:column-width="4.5in" style:rel-column-width="65535*"/>
    </style:style>
    <style:style style:name="Table39.A1" style:family="table-cell">
      <style:table-cell-properties fo:padding="0.0382in" fo:border="0.05pt solid #000000"/>
    </style:style>
    <style:style style:name="Table49" style:family="table">
      <style:table-properties style:width="4.5in" table:align="margins"/>
    </style:style>
    <style:style style:name="Table49.A" style:family="table-column">
      <style:table-column-properties style:column-width="4.5in" style:rel-column-width="65535*"/>
    </style:style>
    <style:style style:name="Table49.A1" style:family="table-cell">
      <style:table-cell-properties fo:padding="0.0382in" fo:border="0.05pt solid #000000"/>
    </style:style>
    <style:style style:name="Table50" style:family="table">
      <style:table-properties style:width="4.5in" table:align="margins"/>
    </style:style>
    <style:style style:name="Table50.A" style:family="table-column">
      <style:table-column-properties style:column-width="4.5in" style:rel-column-width="65535*"/>
    </style:style>
    <style:style style:name="Table50.A1" style:family="table-cell">
      <style:table-cell-properties fo:padding="0.0382in" fo:border="0.05pt solid #000000"/>
    </style:style>
    <style:style style:name="Table27" style:family="table">
      <style:table-properties style:width="4.5in" table:align="margins"/>
    </style:style>
    <style:style style:name="Table27.A" style:family="table-column">
      <style:table-column-properties style:column-width="4.5in" style:rel-column-width="65535*"/>
    </style:style>
    <style:style style:name="Table27.A1" style:family="table-cell">
      <style:table-cell-properties fo:padding="0.0382in" fo:border="0.05pt solid #000000"/>
    </style:style>
    <style:style style:name="Table15" style:family="table">
      <style:table-properties style:width="4.5in" table:align="margins"/>
    </style:style>
    <style:style style:name="Table15.A" style:family="table-column">
      <style:table-column-properties style:column-width="4.5in" style:rel-column-width="65535*"/>
    </style:style>
    <style:style style:name="Table15.A1" style:family="table-cell">
      <style:table-cell-properties fo:padding="0.0382in" fo:border="0.05pt solid #000000"/>
    </style:style>
    <style:style style:name="Table44" style:family="table">
      <style:table-properties style:width="4.5in" table:align="margins"/>
    </style:style>
    <style:style style:name="Table44.A" style:family="table-column">
      <style:table-column-properties style:column-width="4.5in" style:rel-column-width="65535*"/>
    </style:style>
    <style:style style:name="Table44.A1" style:family="table-cell">
      <style:table-cell-properties fo:padding="0.0382in" fo:border="0.05pt solid #000000"/>
    </style:style>
    <style:style style:name="Table14" style:family="table">
      <style:table-properties style:width="4.5in" table:align="margins"/>
    </style:style>
    <style:style style:name="Table14.A" style:family="table-column">
      <style:table-column-properties style:column-width="4.5in" style:rel-column-width="65535*"/>
    </style:style>
    <style:style style:name="Table14.A1" style:family="table-cell">
      <style:table-cell-properties fo:padding="0.0382in" fo:border="0.05pt solid #000000"/>
    </style:style>
    <style:style style:name="Table30" style:family="table">
      <style:table-properties style:width="4.5in" table:align="margins"/>
    </style:style>
    <style:style style:name="Table30.A" style:family="table-column">
      <style:table-column-properties style:column-width="4.5in" style:rel-column-width="65535*"/>
    </style:style>
    <style:style style:name="Table30.A1" style:family="table-cell">
      <style:table-cell-properties fo:padding="0.0382in" fo:border="0.05pt solid #000000"/>
    </style:style>
    <style:style style:name="Table31" style:family="table">
      <style:table-properties style:width="4.5in" table:align="margins"/>
    </style:style>
    <style:style style:name="Table31.A" style:family="table-column">
      <style:table-column-properties style:column-width="4.5in" style:rel-column-width="65535*"/>
    </style:style>
    <style:style style:name="Table31.A1" style:family="table-cell">
      <style:table-cell-properties fo:padding="0.0382in" fo:border="0.05pt solid #000000"/>
    </style:style>
    <style:style style:name="Table32" style:family="table">
      <style:table-properties style:width="4.5in" table:align="margins"/>
    </style:style>
    <style:style style:name="Table32.A" style:family="table-column">
      <style:table-column-properties style:column-width="4.5in" style:rel-column-width="65535*"/>
    </style:style>
    <style:style style:name="Table32.A1" style:family="table-cell">
      <style:table-cell-properties fo:padding="0.0382in" fo:border="0.05pt solid #000000"/>
    </style:style>
    <style:style style:name="Table45" style:family="table">
      <style:table-properties style:width="4.5in" table:align="margins"/>
    </style:style>
    <style:style style:name="Table45.A" style:family="table-column">
      <style:table-column-properties style:column-width="4.5in" style:rel-column-width="65535*"/>
    </style:style>
    <style:style style:name="Table45.A1" style:family="table-cell">
      <style:table-cell-properties fo:padding="0.0382in" fo:border="0.05pt solid #000000"/>
    </style:style>
    <style:style style:name="Table40" style:family="table">
      <style:table-properties style:width="4.5in" table:align="margins"/>
    </style:style>
    <style:style style:name="Table40.A" style:family="table-column">
      <style:table-column-properties style:column-width="4.5in" style:rel-column-width="65535*"/>
    </style:style>
    <style:style style:name="Table40.A1" style:family="table-cell">
      <style:table-cell-properties fo:padding="0.0382in" fo:border="0.5pt solid #000000"/>
    </style:style>
    <style:style style:name="Table41" style:family="table">
      <style:table-properties style:width="4.5in" table:align="margins"/>
    </style:style>
    <style:style style:name="Table41.A" style:family="table-column">
      <style:table-column-properties style:column-width="4.5in" style:rel-column-width="65535*"/>
    </style:style>
    <style:style style:name="Table41.A1" style:family="table-cell">
      <style:table-cell-properties fo:padding="0.0382in" fo:border="0.5pt solid #000000"/>
    </style:style>
    <style:style style:name="Table42" style:family="table">
      <style:table-properties style:width="4.5in" table:align="margins"/>
    </style:style>
    <style:style style:name="Table42.A" style:family="table-column">
      <style:table-column-properties style:column-width="4.5in" style:rel-column-width="65535*"/>
    </style:style>
    <style:style style:name="Table42.A1" style:family="table-cell">
      <style:table-cell-properties fo:padding="0.0382in" fo:border="0.5pt solid #000000"/>
    </style:style>
    <style:style style:name="Table47" style:family="table">
      <style:table-properties style:width="4.5in" table:align="margins"/>
    </style:style>
    <style:style style:name="Table47.A" style:family="table-column">
      <style:table-column-properties style:column-width="4.5in" style:rel-column-width="65535*"/>
    </style:style>
    <style:style style:name="Table47.A1" style:family="table-cell">
      <style:table-cell-properties fo:padding="0.0382in" fo:border="0.05pt solid #000000"/>
    </style:style>
    <style:style style:name="Table48" style:family="table">
      <style:table-properties style:width="4.5in" table:align="margins"/>
    </style:style>
    <style:style style:name="Table48.A" style:family="table-column">
      <style:table-column-properties style:column-width="4.5in" style:rel-column-width="65535*"/>
    </style:style>
    <style:style style:name="Table48.A1" style:family="table-cell">
      <style:table-cell-properties fo:padding="0.0382in" fo:border="0.05pt solid #000000"/>
    </style:style>
    <style:style style:name="Table12" style:family="table">
      <style:table-properties style:width="4.5in" table:align="margins"/>
    </style:style>
    <style:style style:name="Table12.A" style:family="table-column">
      <style:table-column-properties style:column-width="4.5in" style:rel-column-width="65535*"/>
    </style:style>
    <style:style style:name="Table12.A1" style:family="table-cell">
      <style:table-cell-properties fo:padding="0.0382in" fo:border="0.05pt solid #000000"/>
    </style:style>
    <style:style style:name="Table22" style:family="table">
      <style:table-properties style:width="4.5in" table:align="margins"/>
    </style:style>
    <style:style style:name="Table22.A" style:family="table-column">
      <style:table-column-properties style:column-width="4.5in" style:rel-column-width="65535*"/>
    </style:style>
    <style:style style:name="Table22.A1" style:family="table-cell">
      <style:table-cell-properties fo:padding="0.0382in" fo:border="0.05pt solid #000000"/>
    </style:style>
    <style:style style:name="Table28" style:family="table">
      <style:table-properties style:width="4.5in" table:align="margins"/>
    </style:style>
    <style:style style:name="Table28.A" style:family="table-column">
      <style:table-column-properties style:column-width="4.5in" style:rel-column-width="65535*"/>
    </style:style>
    <style:style style:name="Table28.A1" style:family="table-cell">
      <style:table-cell-properties fo:padding="0.0382in" fo:border="0.05pt solid #000000"/>
    </style:style>
    <style:style style:name="Table10" style:family="table">
      <style:table-properties style:width="4.5in" table:align="margins"/>
    </style:style>
    <style:style style:name="Table10.A" style:family="table-column">
      <style:table-column-properties style:column-width="4.5in" style:rel-column-width="65535*"/>
    </style:style>
    <style:style style:name="Table10.A1" style:family="table-cell">
      <style:table-cell-properties fo:padding="0.0382in" fo:border="0.05pt solid #000000"/>
    </style:style>
    <style:style style:name="Table8" style:family="table">
      <style:table-properties style:width="4.5in" table:align="margins"/>
    </style:style>
    <style:style style:name="Table8.A" style:family="table-column">
      <style:table-column-properties style:column-width="4.5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1.6667in" fo:margin-left="1.3063in" fo:margin-right="1.5271in" table:align="margins"/>
    </style:style>
    <style:style style:name="Table9.A" style:family="table-column">
      <style:table-column-properties style:column-width="0.4271in" style:rel-column-width="16780*"/>
    </style:style>
    <style:style style:name="Table9.B" style:family="table-column">
      <style:table-column-properties style:column-width="1.2396in" style:rel-column-width="48755*"/>
    </style:style>
    <style:style style:name="Table9.A1" style:family="table-cell">
      <style:table-cell-properties fo:padding="0in" fo:border="none"/>
    </style:style>
    <style:style style:name="Table59" style:family="table">
      <style:table-properties style:width="4.5in" table:align="margins"/>
    </style:style>
    <style:style style:name="Table59.A" style:family="table-column">
      <style:table-column-properties style:column-width="4.5in" style:rel-column-width="65535*"/>
    </style:style>
    <style:style style:name="Table59.A1" style:family="table-cell">
      <style:table-cell-properties fo:padding="0.0382in" fo:border="0.05pt solid #000000"/>
    </style:style>
    <style:style style:name="Table60" style:family="table">
      <style:table-properties style:width="4.5in" table:align="margins"/>
    </style:style>
    <style:style style:name="Table60.A" style:family="table-column">
      <style:table-column-properties style:column-width="4.5in" style:rel-column-width="65535*"/>
    </style:style>
    <style:style style:name="Table60.A1" style:family="table-cell">
      <style:table-cell-properties fo:padding="0.0382in" fo:border="0.05pt solid #000000"/>
    </style:style>
    <style:style style:name="Table13" style:family="table">
      <style:table-properties style:width="4.5in" table:align="margins"/>
    </style:style>
    <style:style style:name="Table13.A" style:family="table-column">
      <style:table-column-properties style:column-width="4.5in" style:rel-column-width="65535*"/>
    </style:style>
    <style:style style:name="Table13.A1" style:family="table-cell">
      <style:table-cell-properties fo:padding="0.0382in" fo:border="0.05pt solid #000000"/>
    </style:style>
    <style:style style:name="Table24" style:family="table">
      <style:table-properties style:width="4.5in" table:align="margins"/>
    </style:style>
    <style:style style:name="Table24.A" style:family="table-column">
      <style:table-column-properties style:column-width="4.5in" style:rel-column-width="65535*"/>
    </style:style>
    <style:style style:name="Table24.A1" style:family="table-cell">
      <style:table-cell-properties fo:padding="0.0382in" fo:border="0.05pt solid #000000"/>
    </style:style>
    <style:style style:name="Table25" style:family="table">
      <style:table-properties style:width="4.5in" table:align="margins"/>
    </style:style>
    <style:style style:name="Table25.A" style:family="table-column">
      <style:table-column-properties style:column-width="4.5in" style:rel-column-width="65535*"/>
    </style:style>
    <style:style style:name="Table25.A1" style:family="table-cell">
      <style:table-cell-properties fo:padding="0.0382in" fo:border="0.05pt solid #000000"/>
    </style:style>
    <style:style style:name="P1" style:family="paragraph" style:parent-style-name="Header">
      <style:paragraph-properties fo:text-align="start" style:justify-single-word="false"/>
      <style:text-properties style:font-name="Arial" fo:font-size="10pt" officeooo:paragraph-rsid="002bcd4c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4" style:family="paragraph" style:parent-style-name="Standard">
      <style:text-properties style:font-name="Arial" fo:font-size="10pt" officeooo:rsid="0035d492" officeooo:paragraph-rsid="0035d492" style:font-size-asian="10pt" style:font-size-complex="10pt"/>
    </style:style>
    <style:style style:name="P5" style:family="paragraph" style:parent-style-name="Standard">
      <style:text-properties style:font-name="Arial" fo:font-size="10pt" officeooo:rsid="0035d492" officeooo:paragraph-rsid="00384cc7" style:font-size-asian="10pt" style:font-size-complex="10pt"/>
    </style:style>
    <style:style style:name="P6" style:family="paragraph" style:parent-style-name="Standard">
      <style:text-properties style:font-name="Arial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Arial" fo:font-size="10pt" fo:font-weight="normal" officeooo:rsid="00197c57" style:font-size-asian="10pt" style:font-weight-asian="normal" style:font-size-complex="10pt" style:font-weight-complex="normal"/>
    </style:style>
    <style:style style:name="P8" style:family="paragraph" style:parent-style-name="Standard">
      <style:text-properties style:font-name="Arial" fo:font-size="10pt" fo:font-weight="normal" officeooo:rsid="002b5184" officeooo:paragraph-rsid="002b5184" style:font-size-asian="10pt" style:font-weight-asian="normal" style:font-size-complex="10pt" style:font-weight-complex="normal"/>
    </style:style>
    <style:style style:name="P9" style:family="paragraph" style:parent-style-name="Standard">
      <style:text-properties style:font-name="Arial" fo:font-size="10pt" fo:font-weight="normal" officeooo:rsid="002bcd4c" officeooo:paragraph-rsid="002bcd4c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font-name="Arial" fo:font-size="10pt" fo:font-weight="normal" officeooo:rsid="002fccba" officeooo:paragraph-rsid="002fccba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Arial" fo:font-size="10pt" fo:font-weight="normal" officeooo:rsid="002fccba" officeooo:paragraph-rsid="0035cfc7" style:font-size-asian="10pt" style:font-weight-asian="normal" style:font-size-complex="10pt" style:font-weight-complex="normal"/>
    </style:style>
    <style:style style:name="P12" style:family="paragraph" style:parent-style-name="Standard">
      <style:text-properties style:font-name="Arial" fo:font-size="10pt" fo:font-weight="normal" officeooo:paragraph-rsid="002fccba" style:font-size-asian="10pt" style:font-weight-asian="normal" style:font-size-complex="10pt" style:font-weight-complex="normal"/>
    </style:style>
    <style:style style:name="P13" style:family="paragraph" style:parent-style-name="Standard">
      <style:text-properties style:font-name="Arial" fo:font-size="10pt" fo:font-weight="normal" officeooo:rsid="00322002" officeooo:paragraph-rsid="00322002" style:font-size-asian="10pt" style:font-weight-asian="normal" style:font-size-complex="10pt" style:font-weight-complex="normal"/>
    </style:style>
    <style:style style:name="P14" style:family="paragraph" style:parent-style-name="Standard">
      <style:text-properties style:font-name="Arial" fo:font-size="10pt" fo:font-weight="normal" officeooo:rsid="00322002" officeooo:paragraph-rsid="0035cfc7" style:font-size-asian="10pt" style:font-weight-asian="normal" style:font-size-complex="10pt" style:font-weight-complex="normal"/>
    </style:style>
    <style:style style:name="P15" style:family="paragraph" style:parent-style-name="Standard">
      <style:text-properties style:font-name="Arial" fo:font-size="10pt" fo:font-weight="normal" officeooo:rsid="00322002" officeooo:paragraph-rsid="0038ffba" style:font-size-asian="10pt" style:font-weight-asian="normal" style:font-size-complex="10pt" style:font-weight-complex="normal"/>
    </style:style>
    <style:style style:name="P16" style:family="paragraph" style:parent-style-name="Standard">
      <style:text-properties style:font-name="Arial" fo:font-size="10pt" fo:font-weight="normal" officeooo:rsid="0035cfc7" officeooo:paragraph-rsid="0035cfc7" style:font-size-asian="10pt" style:font-weight-asian="normal" style:font-size-complex="10pt" style:font-weight-complex="normal"/>
    </style:style>
    <style:style style:name="P17" style:family="paragraph" style:parent-style-name="Standard">
      <style:text-properties style:font-name="Arial" fo:font-size="10pt" fo:font-weight="normal" officeooo:rsid="0035cfc7" officeooo:paragraph-rsid="0035d492" style:font-size-asian="10pt" style:font-weight-asian="normal" style:font-size-complex="10pt" style:font-weight-complex="normal"/>
    </style:style>
    <style:style style:name="P18" style:family="paragraph" style:parent-style-name="Standard">
      <style:text-properties style:font-name="Arial" fo:font-size="10pt" fo:font-weight="normal" officeooo:paragraph-rsid="0035d492" style:font-size-asian="10pt" style:font-weight-asian="normal" style:font-size-complex="10pt" style:font-weight-complex="normal"/>
    </style:style>
    <style:style style:name="P19" style:family="paragraph" style:parent-style-name="Standard">
      <style:text-properties style:font-name="Arial" fo:font-size="10pt" fo:font-weight="normal" officeooo:rsid="0035d492" officeooo:paragraph-rsid="0035d492" style:font-size-asian="10pt" style:font-weight-asian="normal" style:font-size-complex="10pt" style:font-weight-complex="normal"/>
    </style:style>
    <style:style style:name="P20" style:family="paragraph" style:parent-style-name="Standard">
      <style:text-properties style:font-name="Arial" fo:font-size="10pt" fo:font-weight="normal" officeooo:rsid="0035d492" officeooo:paragraph-rsid="00384cc7" style:font-size-asian="10pt" style:font-weight-asian="normal" style:font-size-complex="10pt" style:font-weight-complex="normal"/>
    </style:style>
    <style:style style:name="P21" style:family="paragraph" style:parent-style-name="Standard">
      <style:text-properties style:font-name="Arial" fo:font-size="10pt" fo:font-weight="normal" officeooo:rsid="00384cc7" officeooo:paragraph-rsid="00384cc7" style:font-size-asian="10pt" style:font-weight-asian="normal" style:font-size-complex="10pt" style:font-weight-complex="normal"/>
    </style:style>
    <style:style style:name="P22" style:family="paragraph" style:parent-style-name="Standard">
      <style:text-properties style:font-name="Arial" fo:font-size="10pt" fo:font-weight="normal" officeooo:paragraph-rsid="00384cc7" style:font-size-asian="10pt" style:font-weight-asian="normal" style:font-size-complex="10pt" style:font-weight-complex="normal"/>
    </style:style>
    <style:style style:name="P23" style:family="paragraph" style:parent-style-name="Standard">
      <style:text-properties style:font-name="Arial" fo:font-size="10pt" fo:font-weight="normal" officeooo:rsid="0038ffba" officeooo:paragraph-rsid="0038ffba" style:font-size-asian="10pt" style:font-weight-asian="normal" style:font-size-complex="10pt" style:font-weight-complex="normal"/>
    </style:style>
    <style:style style:name="P24" style:family="paragraph" style:parent-style-name="Standard">
      <style:text-properties style:font-name="Arial" fo:font-size="10pt" fo:font-weight="normal" officeooo:paragraph-rsid="003ab860" style:font-size-asian="10pt" style:font-weight-asian="normal" style:font-size-complex="10pt" style:font-weight-complex="normal"/>
    </style:style>
    <style:style style:name="P25" style:family="paragraph" style:parent-style-name="Standard">
      <style:text-properties style:font-name="Arial" fo:font-size="10pt" fo:font-weight="normal" officeooo:paragraph-rsid="003acf26" style:font-size-asian="10pt" style:font-weight-asian="normal" style:font-size-complex="10pt" style:font-weight-complex="normal"/>
    </style:style>
    <style:style style:name="P26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27" style:family="paragraph" style:parent-style-name="Standard">
      <style:text-properties style:font-name="Arial" fo:font-size="10pt" fo:font-weight="bold" officeooo:paragraph-rsid="002a789c" style:font-size-asian="10pt" style:font-weight-asian="bold" style:font-size-complex="10pt" style:font-weight-complex="bold"/>
    </style:style>
    <style:style style:name="P28" style:family="paragraph" style:parent-style-name="Standard">
      <style:text-properties style:font-name="Arial" fo:font-size="10pt" fo:font-weight="bold" officeooo:paragraph-rsid="0035d492" style:font-size-asian="10pt" style:font-weight-asian="bold" style:font-size-complex="10pt" style:font-weight-complex="bold"/>
    </style:style>
    <style:style style:name="P29" style:family="paragraph" style:parent-style-name="Standard">
      <style:text-properties style:font-name="Arial" fo:font-size="10pt" fo:font-weight="bold" officeooo:paragraph-rsid="00384cc7" style:font-size-asian="10pt" style:font-weight-asian="bold" style:font-size-complex="10pt" style:font-weight-complex="bold"/>
    </style:style>
    <style:style style:name="P30" style:family="paragraph" style:parent-style-name="Standard">
      <style:text-properties style:font-name="Arial" fo:font-size="10pt" fo:font-weight="bold" officeooo:rsid="003acf26" officeooo:paragraph-rsid="003acf26" style:font-size-asian="10pt" style:font-weight-asian="bold" style:font-size-complex="10pt" style:font-weight-complex="bold"/>
    </style:style>
    <style:style style:name="P31" style:family="paragraph" style:parent-style-name="Standard"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text-align="center" style:justify-single-word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33" style:family="paragraph" style:parent-style-name="Standard">
      <style:text-properties style:font-name="Arial" fo:font-size="10pt" style:text-underline-style="none" fo:font-weight="normal" officeooo:rsid="0027b083" officeooo:paragraph-rsid="0028e071" style:font-size-asian="10pt" style:font-weight-asian="normal" style:font-size-complex="10pt" style:font-weight-complex="normal"/>
    </style:style>
    <style:style style:name="P34" style:family="paragraph" style:parent-style-name="Standard">
      <style:text-properties style:font-name="Arial" fo:font-size="10pt" style:text-underline-style="none" fo:font-weight="normal" officeooo:paragraph-rsid="0028e071" style:font-size-asian="10pt" style:font-weight-asian="normal" style:font-size-complex="10pt" style:font-weight-complex="normal"/>
    </style:style>
    <style:style style:name="P35" style:family="paragraph" style:parent-style-name="Standard">
      <style:text-properties style:font-name="Arial" fo:font-size="10pt" style:text-underline-style="none" fo:font-weight="normal" officeooo:rsid="0028e071" officeooo:paragraph-rsid="0028e071" style:font-size-asian="10pt" style:font-weight-asian="normal" style:font-size-complex="10pt" style:font-weight-complex="normal"/>
    </style:style>
    <style:style style:name="P36" style:family="paragraph" style:parent-style-name="Standard">
      <style:text-properties style:font-name="Arial" fo:font-size="10pt" style:text-underline-style="none" fo:font-weight="normal" officeooo:rsid="003d81de" officeooo:paragraph-rsid="003d81de" style:font-size-asian="10pt" style:font-weight-asian="normal" style:font-size-complex="10pt" style:font-weight-complex="normal"/>
    </style:style>
    <style:style style:name="P37" style:family="paragraph" style:parent-style-name="Standard">
      <style:text-properties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Standard">
      <style:text-properties style:font-name="Arial" fo:font-size="16pt" fo:font-weight="bold" style:font-size-asian="16pt" style:font-weight-asian="bold" style:font-size-complex="16pt" style:font-weight-complex="bold"/>
    </style:style>
    <style:style style:name="P39" style:family="paragraph" style:parent-style-name="Standard">
      <style:paragraph-properties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40" style:family="paragraph" style:parent-style-name="Standard">
      <style:text-properties style:font-name="Arial" fo:font-size="16pt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P41" style:family="paragraph" style:parent-style-name="Standard">
      <style:paragraph-properties fo:break-before="page"/>
      <style:text-properties style:font-name="Arial" fo:font-size="16pt" style:text-underline-style="none" fo:font-weight="bold" style:font-size-asian="16pt" style:font-weight-asian="bold" style:font-size-complex="16pt" style:font-weight-complex="bold"/>
    </style:style>
    <style:style style:name="P42" style:family="paragraph" style:parent-style-name="Standard">
      <style:text-properties style:font-name="Arial" fo:font-size="16pt" style:text-underline-style="none" fo:font-weight="bold" style:font-size-asian="16pt" style:font-weight-asian="bold" style:font-size-complex="16pt" style:font-weight-complex="bold"/>
    </style:style>
    <style:style style:name="P43" style:family="paragraph" style:parent-style-name="Standard"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44" style:family="paragraph" style:parent-style-name="Standard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P45" style:family="paragraph" style:parent-style-name="Table_20_Contents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P46" style:family="paragraph" style:parent-style-name="Standard">
      <style:text-properties style:font-name="Courier New" fo:font-size="10pt" fo:font-weight="normal" officeooo:paragraph-rsid="002bcd4c" style:font-size-asian="10pt" style:font-weight-asian="normal" style:font-size-complex="10pt" style:font-weight-complex="normal"/>
    </style:style>
    <style:style style:name="P47" style:family="paragraph" style:parent-style-name="Standard">
      <style:text-properties style:font-name="Courier New" fo:font-size="10pt" fo:font-weight="normal" officeooo:rsid="003ab860" officeooo:paragraph-rsid="003ab860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text-align="center" style:justify-single-word="false"/>
      <style:text-properties style:font-name="Courier New" fo:font-size="10pt" fo:font-weight="normal" officeooo:rsid="00384cc7" officeooo:paragraph-rsid="00384cc7" style:font-size-asian="10pt" style:font-weight-asian="normal" style:font-size-complex="10pt" style:font-weight-complex="normal"/>
    </style:style>
    <style:style style:name="P49" style:family="paragraph" style:parent-style-name="Table_20_Contents">
      <style:text-properties style:font-name="Courier New" fo:font-size="10pt" style:font-size-asian="10pt" style:font-size-complex="10pt"/>
    </style:style>
    <style:style style:name="P50" style:family="paragraph" style:parent-style-name="Standard">
      <style:text-properties style:font-name="Courier New" fo:font-size="10pt" officeooo:rsid="002fccba" officeooo:paragraph-rsid="002fccba" style:font-size-asian="10pt" style:font-size-complex="10pt"/>
    </style:style>
    <style:style style:name="P51" style:family="paragraph" style:parent-style-name="Standard">
      <style:text-properties style:font-name="Courier New" fo:font-size="10pt" officeooo:rsid="002fccba" officeooo:paragraph-rsid="00310d21" style:font-size-asian="10pt" style:font-size-complex="10pt"/>
    </style:style>
    <style:style style:name="P52" style:family="paragraph" style:parent-style-name="Standard">
      <style:text-properties style:font-name="Courier New" fo:font-size="10pt" officeooo:rsid="002fccba" officeooo:paragraph-rsid="00322002" style:font-size-asian="10pt" style:font-size-complex="10pt"/>
    </style:style>
    <style:style style:name="P53" style:family="paragraph" style:parent-style-name="Standard">
      <style:text-properties style:font-name="Courier New" fo:font-size="10pt" officeooo:rsid="002fccba" officeooo:paragraph-rsid="0035cfc7" style:font-size-asian="10pt" style:font-size-complex="10pt"/>
    </style:style>
    <style:style style:name="P54" style:family="paragraph" style:parent-style-name="Standard">
      <style:text-properties style:font-name="Courier New" fo:font-size="10pt" officeooo:rsid="002fccba" officeooo:paragraph-rsid="0035d492" style:font-size-asian="10pt" style:font-size-complex="10pt"/>
    </style:style>
    <style:style style:name="P55" style:family="paragraph" style:parent-style-name="Standard">
      <style:text-properties style:font-name="Courier New" fo:font-size="10pt" officeooo:rsid="002fccba" officeooo:paragraph-rsid="00384cc7" style:font-size-asian="10pt" style:font-size-complex="10pt"/>
    </style:style>
    <style:style style:name="P56" style:family="paragraph" style:parent-style-name="Standard">
      <style:text-properties style:font-name="Courier New" fo:font-size="10pt" officeooo:rsid="002fccba" officeooo:paragraph-rsid="0038ffba" style:font-size-asian="10pt" style:font-size-complex="10pt"/>
    </style:style>
    <style:style style:name="P57" style:family="paragraph" style:parent-style-name="Standard">
      <style:text-properties style:font-name="Courier New" fo:font-size="10pt" officeooo:rsid="0035d492" officeooo:paragraph-rsid="00384cc7" style:font-size-asian="10pt" style:font-size-complex="10pt"/>
    </style:style>
    <style:style style:name="P58" style:family="paragraph" style:parent-style-name="Standard">
      <style:text-properties style:font-name="Courier New" fo:font-size="10pt" officeooo:rsid="00384cc7" officeooo:paragraph-rsid="00384cc7" style:font-size-asian="10pt" style:font-size-complex="10pt"/>
    </style:style>
    <style:style style:name="P59" style:family="paragraph" style:parent-style-name="Table_20_Contents">
      <style:text-properties style:font-name="Courier New" fo:font-size="10pt" officeooo:paragraph-rsid="0035d492" style:font-size-asian="10pt" style:font-size-complex="10pt"/>
    </style:style>
    <style:style style:name="P60" style:family="paragraph" style:parent-style-name="Table_20_Contents">
      <style:text-properties style:font-name="Courier New" fo:font-size="10pt" officeooo:rsid="0038ffba" officeooo:paragraph-rsid="0038ffba" style:font-size-asian="10pt" style:font-size-complex="10pt"/>
    </style:style>
    <style:style style:name="P61" style:family="paragraph" style:parent-style-name="Table_20_Contents">
      <style:text-properties style:font-name="Courier New" fo:font-size="10pt" officeooo:rsid="003acf26" officeooo:paragraph-rsid="003acf26" style:font-size-asian="10pt" style:font-size-complex="10pt"/>
    </style:style>
    <style:style style:name="P62" style:family="paragraph" style:parent-style-name="Table_20_Contents">
      <style:text-properties style:font-name="Courier New" fo:font-size="10pt" fo:font-weight="bold" style:font-size-asian="10pt" style:font-weight-asian="bold" style:font-size-complex="10pt" style:font-weight-complex="bold"/>
    </style:style>
    <style:style style:name="P63" style:family="paragraph" style:parent-style-name="Standard">
      <style:text-properties style:font-name="Courier New" fo:font-size="10pt" fo:font-weight="bold" officeooo:rsid="002a789c" officeooo:paragraph-rsid="002a789c" style:font-size-asian="10pt" style:font-weight-asian="bold" style:font-size-complex="10pt" style:font-weight-complex="bold"/>
    </style:style>
    <style:style style:name="P64" style:family="paragraph" style:parent-style-name="Standard">
      <style:text-properties style:font-name="Courier New" fo:font-size="10pt" fo:font-weight="bold" officeooo:rsid="002b5184" officeooo:paragraph-rsid="002b5184" style:font-size-asian="10pt" style:font-weight-asian="bold" style:font-size-complex="10pt" style:font-weight-complex="bold"/>
    </style:style>
    <style:style style:name="P65" style:family="paragraph" style:parent-style-name="Standard">
      <style:text-properties style:font-name="Courier New" fo:font-size="10pt" style:text-underline-style="solid" style:text-underline-width="auto" style:text-underline-color="font-color" fo:font-weight="bold" officeooo:paragraph-rsid="002b5184" style:font-size-asian="10pt" style:font-weight-asian="bold" style:font-size-complex="10pt" style:font-weight-complex="bold"/>
    </style:style>
    <style:style style:name="P66" style:family="paragraph" style:parent-style-name="Standard">
      <style:text-properties style:font-name="Courier New" fo:font-size="10pt" style:text-underline-style="solid" style:text-underline-width="auto" style:text-underline-color="font-color" fo:font-weight="bold" officeooo:rsid="002a789c" officeooo:paragraph-rsid="002a789c" style:font-size-asian="10pt" style:font-weight-asian="bold" style:font-size-complex="10pt" style:font-weight-complex="bold"/>
    </style:style>
    <style:style style:name="P67" style:family="paragraph" style:parent-style-name="Standard">
      <style:text-properties style:font-name="Courier New" fo:font-size="10pt" style:text-underline-style="none" fo:font-weight="normal" style:font-size-asian="10pt" style:font-weight-asian="normal" style:font-size-complex="10pt" style:font-weight-complex="normal"/>
    </style:style>
    <style:style style:name="P68" style:family="paragraph" style:parent-style-name="Standard">
      <style:paragraph-properties fo:text-align="center" style:justify-single-word="false"/>
      <style:text-properties style:font-name="Courier New" fo:font-size="16pt" fo:font-weight="bold" style:font-size-asian="16pt" style:font-weight-asian="bold" style:font-size-complex="16pt" style:font-weight-complex="bold"/>
    </style:style>
    <style:style style:name="P69" style:family="paragraph" style:parent-style-name="Standard">
      <style:text-properties style:text-position="0% 100%" style:font-name="Arial" fo:font-size="10pt" fo:font-weight="normal" style:font-size-asian="10pt" style:font-weight-asian="normal" style:font-size-complex="10pt" style:font-weight-complex="normal"/>
    </style:style>
    <style:style style:name="P70" style:family="paragraph" style:parent-style-name="Standard">
      <style:text-properties style:text-position="0% 100%"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71" style:family="paragraph" style:parent-style-name="Standard">
      <style:paragraph-properties fo:text-align="center" style:justify-single-word="false"/>
      <style:text-properties style:text-position="0% 100%"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text-position="0% 100%"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73" style:family="paragraph" style:parent-style-name="Standard">
      <style:text-properties style:text-position="0% 100%" style:font-name="Courier New" fo:font-size="10pt" style:text-underline-style="none" fo:font-weight="normal" style:font-size-asian="10pt" style:font-weight-asian="normal" style:font-size-complex="10pt" style:font-weight-complex="normal"/>
    </style:style>
    <style:style style:name="P74" style:family="paragraph" style:parent-style-name="Standard">
      <style:paragraph-properties fo:text-align="center" style:justify-single-word="false"/>
      <style:text-properties style:text-position="0% 100%" style:font-name="Courier New" fo:font-size="10pt" style:text-underline-style="none" fo:font-weight="normal" style:font-size-asian="10pt" style:font-weight-asian="normal" style:font-size-complex="10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text-position="0% 100%" style:font-name="Courier New" fo:font-size="10pt" style:text-underline-style="none" fo:font-weight="normal" style:font-size-asian="10pt" style:font-weight-asian="normal" style:font-size-complex="10pt" style:font-weight-complex="normal"/>
    </style:style>
    <style:style style:name="P76" style:family="paragraph" style:parent-style-name="Standard">
      <style:text-properties style:font-name="Arial1" fo:font-size="10pt" fo:font-weight="normal" style:font-size-asian="10pt" style:font-weight-asian="normal" style:font-size-complex="10pt" style:font-weight-complex="normal"/>
    </style:style>
    <style:style style:name="P77" style:family="paragraph" style:parent-style-name="Standard">
      <style:text-properties style:use-window-font-color="true" loext:opacity="0%" style:font-name="Courier New" fo:font-size="10pt" fo:font-weight="normal" style:font-size-asian="10pt" style:font-weight-asian="normal" style:font-size-complex="10pt" style:font-weight-complex="normal"/>
    </style:style>
    <style:style style:name="P78" style:family="paragraph" style:parent-style-name="Standard">
      <style:paragraph-properties style:text-autospace="none"/>
      <style:text-properties style:use-window-font-color="true" loext:opacity="0%" style:font-name="Courier New" fo:font-size="10pt" fo:font-weight="normal" style:font-size-asian="10pt" style:font-weight-asian="normal" style:font-size-complex="10pt" style:font-weight-complex="normal"/>
    </style:style>
    <style:style style:name="P79" style:family="paragraph" style:parent-style-name="Standard">
      <style:paragraph-properties style:text-autospace="none"/>
      <style:text-properties style:use-window-font-color="true" loext:opacity="0%" style:font-name="Courier New" fo:font-size="10pt" fo:font-weight="normal" officeooo:paragraph-rsid="003d81de" style:font-size-asian="10pt" style:font-weight-asian="normal" style:font-size-complex="10pt" style:font-weight-complex="normal"/>
    </style:style>
    <style:style style:name="P80" style:family="paragraph" style:parent-style-name="Standard">
      <style:text-properties style:use-window-font-color="true" loext:opacity="0%" style:font-name="Courier New" fo:font-size="10pt" fo:font-weight="normal" officeooo:rsid="003c274e" officeooo:paragraph-rsid="003c274e" style:font-size-asian="10pt" style:font-weight-asian="normal" style:font-size-complex="10pt" style:font-weight-complex="normal"/>
    </style:style>
    <style:style style:name="P81" style:family="paragraph" style:parent-style-name="Standard">
      <style:text-properties style:use-window-font-color="true" loext:opacity="0%" style:font-name="Courier New" fo:font-size="10pt" fo:font-weight="normal" officeooo:rsid="003d81de" officeooo:paragraph-rsid="003d81de" style:font-size-asian="10pt" style:font-weight-asian="normal" style:font-size-complex="10pt" style:font-weight-complex="normal"/>
    </style:style>
    <style:style style:name="P82" style:family="paragraph" style:parent-style-name="Table_20_Contents">
      <style:text-properties style:use-window-font-color="true" loext:opacity="0%" style:font-name="Courier New" fo:font-size="10pt" style:font-size-asian="10pt" style:font-size-complex="10pt"/>
    </style:style>
    <style:style style:name="P83" style:family="paragraph" style:parent-style-name="Standard">
      <style:paragraph-properties style:text-autospace="none"/>
      <style:text-properties style:use-window-font-color="true" loext:opacity="0%" style:font-name="Courier New" fo:font-size="10pt" fo:font-weight="bold" officeooo:rsid="003d81de" officeooo:paragraph-rsid="003d81de" style:font-size-asian="10pt" style:font-weight-asian="bold" style:font-size-complex="10pt" style:font-weight-complex="bold"/>
    </style:style>
    <style:style style:name="P84" style:family="paragraph" style:parent-style-name="Default_7e_LT_7e_Gliederung_20_1">
      <style:paragraph-properties fo:margin-left="0in" fo:margin-right="0in" fo:margin-top="0in" fo:margin-bottom="0in" style:contextual-spacing="false" fo:text-indent="0in" style:auto-text-indent="false" style:text-autospace="none">
        <style:tab-stops/>
      </style:paragraph-properties>
      <style:text-properties style:use-window-font-color="true" loext:opacity="0%" style:text-outline="false" style:text-line-through-style="none" style:text-line-through-type="none" style:font-name="Courier New" fo:font-size="10pt" fo:font-style="normal" fo:text-shadow="none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85" style:family="paragraph" style:parent-style-name="Default_7e_LT_7e_Gliederung_20_1">
      <style:paragraph-properties fo:margin-left="0in" fo:margin-right="0in" fo:margin-top="0in" fo:margin-bottom="0in" style:contextual-spacing="false" fo:text-indent="0in" style:auto-text-indent="false" style:text-autospace="none">
        <style:tab-stops/>
      </style:paragraph-properties>
      <style:text-properties style:use-window-font-color="true" loext:opacity="0%" style:text-outline="false" style:text-line-through-style="none" style:text-line-through-type="none" style:font-name="Courier New" fo:font-size="10pt" fo:font-style="normal" fo:text-shadow="none" style:text-underline-style="none" fo:font-weight="normal" officeooo:paragraph-rsid="003db4a8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86" style:family="paragraph" style:parent-style-name="Default_7e_LT_7e_Gliederung_20_1">
      <style:paragraph-properties fo:margin-left="0in" fo:margin-right="0in" fo:margin-top="0in" fo:margin-bottom="0in" style:contextual-spacing="false" fo:text-indent="0in" style:auto-text-indent="false" style:text-autospace="none">
        <style:tab-stops/>
      </style:paragraph-properties>
      <style:text-properties style:use-window-font-color="true" loext:opacity="0%" style:text-outline="false" style:text-line-through-style="none" style:text-line-through-type="none" style:font-name="Tahoma2" fo:font-size="10pt" fo:font-style="normal" fo:text-shadow="none" style:text-underline-style="none" fo:font-weight="normal" style:font-name-asian="Tahoma2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P87" style:family="paragraph" style:parent-style-name="Default_7e_LT_7e_Gliederung_20_1">
      <style:paragraph-properties fo:margin-left="0in" fo:margin-right="0in" fo:margin-top="0in" fo:margin-bottom="0in" style:contextual-spacing="false" fo:text-indent="0in" style:auto-text-indent="false" style:text-autospace="none">
        <style:tab-stops/>
      </style:paragraph-properties>
      <style:text-properties style:use-window-font-color="true" loext:opacity="0%" style:text-outline="false" style:text-line-through-style="none" style:text-line-through-type="none" style:font-name="Courier New" fo:font-size="10pt" fo:font-style="normal" fo:text-shadow="none" style:text-underline-style="none" fo:font-weight="normal" officeooo:rsid="003db4a8" officeooo:paragraph-rsid="003db4a8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88" style:family="paragraph" style:parent-style-name="Standard" style:list-style-name="L1">
      <style:text-properties style:font-name="Arial" fo:font-size="10pt" fo:font-weight="normal" style:font-size-asian="10pt" style:font-weight-asian="normal" style:font-size-complex="10pt" style:font-weight-complex="normal"/>
    </style:style>
    <style:style style:name="P89" style:family="paragraph" style:parent-style-name="Standard" style:list-style-name="L2">
      <style:text-properties style:font-name="Arial" fo:font-size="10pt" fo:font-weight="normal" style:font-size-asian="10pt" style:font-weight-asian="normal" style:font-size-complex="10pt" style:font-weight-complex="normal"/>
    </style:style>
    <style:style style:name="P90" style:family="paragraph" style:parent-style-name="Standard" style:list-style-name="L3">
      <style:text-properties style:font-name="Arial" fo:font-size="10pt" fo:font-weight="normal" style:font-size-asian="10pt" style:font-weight-asian="normal" style:font-size-complex="10pt" style:font-weight-complex="normal"/>
    </style:style>
    <style:style style:name="P91" style:family="paragraph" style:parent-style-name="Standard" style:list-style-name="L4">
      <style:text-properties style:font-name="Arial" fo:font-size="10pt" fo:font-weight="normal" style:font-size-asian="10pt" style:font-weight-asian="normal" style:font-size-complex="10pt" style:font-weight-complex="normal"/>
    </style:style>
    <style:style style:name="P92" style:family="paragraph" style:parent-style-name="Standard">
      <style:text-properties style:font-name="Arial" fo:font-size="10pt" fo:font-weight="normal" officeooo:rsid="002fccba" officeooo:paragraph-rsid="002fccba" style:font-size-asian="10pt" style:font-weight-asian="normal" style:font-size-complex="10pt" style:font-weight-complex="normal"/>
    </style:style>
    <style:style style:name="P93" style:family="paragraph" style:parent-style-name="Standard">
      <style:text-properties style:font-name="Arial" fo:font-size="10pt" fo:font-weight="normal" officeooo:rsid="0035cfc7" officeooo:paragraph-rsid="0035cfc7" style:font-size-asian="10pt" style:font-weight-asian="normal" style:font-size-complex="10pt" style:font-weight-complex="normal"/>
    </style:style>
    <style:style style:name="P94" style:family="paragraph" style:parent-style-name="Standard">
      <style:text-properties style:font-name="Arial" fo:font-size="10pt" fo:font-weight="normal" officeooo:rsid="0035cfc7" officeooo:paragraph-rsid="0038ffba" style:font-size-asian="10pt" style:font-weight-asian="normal" style:font-size-complex="10pt" style:font-weight-complex="normal"/>
    </style:style>
    <style:style style:name="P95" style:family="paragraph" style:parent-style-name="Standard">
      <style:text-properties style:font-name="Arial" fo:font-size="10pt" fo:font-weight="normal" officeooo:rsid="00384cc7" officeooo:paragraph-rsid="00384cc7" style:font-size-asian="10pt" style:font-weight-asian="normal" style:font-size-complex="10pt" style:font-weight-complex="normal"/>
    </style:style>
    <style:style style:name="P96" style:family="paragraph" style:parent-style-name="Standard">
      <style:text-properties style:font-name="Arial" fo:font-size="10pt" fo:font-weight="normal" officeooo:rsid="00384cc7" officeooo:paragraph-rsid="003f313d" style:font-size-asian="10pt" style:font-weight-asian="normal" style:font-size-complex="10pt" style:font-weight-complex="normal"/>
    </style:style>
    <style:style style:name="P97" style:family="paragraph" style:parent-style-name="Standard">
      <style:text-properties style:font-name="Arial" fo:font-size="10pt" fo:font-weight="normal" officeooo:rsid="0038ffba" officeooo:paragraph-rsid="0038ffba" style:font-size-asian="10pt" style:font-weight-asian="normal" style:font-size-complex="10pt" style:font-weight-complex="normal"/>
    </style:style>
    <style:style style:name="P98" style:family="paragraph" style:parent-style-name="Standard">
      <style:text-properties style:font-name="Arial" fo:font-size="10pt" fo:font-weight="normal" officeooo:rsid="003acf26" officeooo:paragraph-rsid="003acf26" style:font-size-asian="10pt" style:font-weight-asian="normal" style:font-size-complex="10pt" style:font-weight-complex="normal"/>
    </style:style>
    <style:style style:name="P99" style:family="paragraph" style:parent-style-name="Standard" style:list-style-name="L5">
      <style:text-properties style:font-name="Arial" fo:font-size="10pt" fo:font-weight="normal" style:font-size-asian="10pt" style:font-weight-asian="normal" style:font-size-complex="10pt" style:font-weight-complex="normal"/>
    </style:style>
    <style:style style:name="P100" style:family="paragraph" style:parent-style-name="Standard">
      <style:text-properties style:font-name="Arial" fo:font-size="10pt" fo:font-weight="normal" style:font-size-asian="10pt" style:font-weight-asian="normal" style:font-size-complex="10pt" style:font-weight-complex="normal"/>
    </style:style>
    <style:style style:name="P101" style:family="paragraph" style:parent-style-name="Standard">
      <style:text-properties style:font-name="Arial" fo:font-size="10pt" fo:font-weight="normal" officeooo:paragraph-rsid="00404870" style:font-size-asian="10pt" style:font-weight-asian="normal" style:font-size-complex="10pt" style:font-weight-complex="normal"/>
    </style:style>
    <style:style style:name="P102" style:family="paragraph" style:parent-style-name="Standard">
      <style:text-properties style:font-name="Arial" fo:font-size="10pt" fo:font-weight="normal" officeooo:rsid="002bcd4c" officeooo:paragraph-rsid="00404870" style:font-size-asian="10pt" style:font-weight-asian="normal" style:font-size-complex="10pt" style:font-weight-complex="normal"/>
    </style:style>
    <style:style style:name="P103" style:family="paragraph" style:parent-style-name="Standard">
      <style:text-properties style:font-name="Arial" fo:font-size="10pt" fo:font-weight="normal" officeooo:paragraph-rsid="00436e76" style:font-size-asian="10pt" style:font-weight-asian="normal" style:font-size-complex="10pt" style:font-weight-complex="normal"/>
    </style:style>
    <style:style style:name="P104" style:family="paragraph" style:parent-style-name="Standard">
      <style:paragraph-properties fo:break-before="page"/>
      <style:text-properties style:font-name="Arial" fo:font-size="16pt" fo:font-weight="bold" officeooo:rsid="002fccba" style:font-size-asian="16pt" style:font-weight-asian="bold" style:font-size-complex="16pt" style:font-weight-complex="bold"/>
    </style:style>
    <style:style style:name="P105" style:family="paragraph" style:parent-style-name="Standard">
      <style:paragraph-properties fo:break-before="page"/>
      <style:text-properties style:font-name="Arial" fo:font-size="16pt" fo:font-weight="bold" officeooo:rsid="00384cc7" officeooo:paragraph-rsid="003f313d" style:font-size-asian="16pt" style:font-weight-asian="bold" style:font-size-complex="16pt" style:font-weight-complex="bold"/>
    </style:style>
    <style:style style:name="P106" style:family="paragraph" style:parent-style-name="Standard">
      <style:text-properties style:font-name="Courier New" fo:font-size="10pt" officeooo:rsid="002fccba" officeooo:paragraph-rsid="002fccba" style:font-size-asian="10pt" style:font-size-complex="10pt"/>
    </style:style>
    <style:style style:name="P107" style:family="paragraph" style:parent-style-name="Standard">
      <style:text-properties style:font-name="Courier New" fo:font-size="10pt" fo:font-weight="normal" officeooo:paragraph-rsid="00407409" style:font-size-asian="10pt" style:font-weight-asian="normal" style:font-size-complex="10pt" style:font-weight-complex="normal"/>
    </style:style>
    <style:style style:name="P108" style:family="paragraph" style:parent-style-name="Standard">
      <style:text-properties style:font-name="Courier New" fo:font-size="10pt" fo:font-weight="normal" officeooo:paragraph-rsid="00436e76" style:font-size-asian="10pt" style:font-weight-asian="normal" style:font-size-complex="10pt" style:font-weight-complex="normal"/>
    </style:style>
    <style:style style:name="P109" style:family="paragraph" style:parent-style-name="Standard">
      <style:paragraph-properties style:text-autospace="none"/>
      <style:text-properties style:use-window-font-color="true" loext:opacity="0%" style:font-name="Courier New" fo:font-size="10pt" fo:font-weight="normal" officeooo:rsid="003d81de" officeooo:paragraph-rsid="003d81de" style:font-size-asian="10pt" style:font-weight-asian="normal" style:font-size-complex="10pt" style:font-weight-complex="normal"/>
    </style:style>
    <style:style style:name="P110" style:family="paragraph" style:parent-style-name="Standard">
      <style:text-properties style:text-position="0% 100%"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11" style:family="paragraph" style:parent-style-name="Table_20_Contents">
      <style:text-properties style:font-name="Courier New" fo:font-size="10pt" officeooo:paragraph-rsid="00404870" style:font-size-asian="10pt" style:font-size-complex="10pt"/>
    </style:style>
    <style:style style:name="P112" style:family="paragraph">
      <loext:graphic-properties draw:fill="none" draw:fill-color="#ffffff"/>
      <style:text-properties style:font-name="Arial"/>
    </style:style>
    <style:style style:name="P113" style:family="paragraph">
      <style:paragraph-properties fo:text-align="center"/>
    </style:style>
    <style:style style:name="P114" style:family="paragraph">
      <loext:graphic-properties draw:opacity="0%"/>
      <style:paragraph-properties fo:text-align="center"/>
      <style:text-properties style:font-name="Arial" fo:font-size="16pt"/>
    </style:style>
    <style:style style:name="P115" style:family="paragraph">
      <loext:graphic-properties draw:opacity="0%"/>
      <style:paragraph-properties fo:text-align="center"/>
      <style:text-properties style:font-name="Arial"/>
    </style:style>
    <style:style style:name="P116" style:family="paragraph">
      <loext:graphic-properties draw:fill-color="#ffffff"/>
      <style:paragraph-properties fo:text-align="center"/>
      <style:text-properties style:font-name="Arial"/>
    </style:style>
    <style:style style:name="T1" style:family="text">
      <style:text-properties officeooo:rsid="0018b1cc"/>
    </style:style>
    <style:style style:name="T2" style:family="text">
      <style:text-properties style:font-name="Arial"/>
    </style:style>
    <style:style style:name="T3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4" style:family="text">
      <style:text-properties style:font-name="Arial" fo:font-size="16pt" fo:font-weight="bold" officeooo:rsid="00404870" style:font-size-asian="16pt" style:font-weight-asian="bold" style:font-size-complex="16pt" style:font-weight-complex="bold"/>
    </style:style>
    <style:style style:name="T5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6" style:family="text">
      <style:text-properties style:font-name="Arial" fo:font-size="10pt" fo:font-weight="normal" officeooo:rsid="0035d492" style:font-size-asian="10pt" style:font-weight-asian="normal" style:font-size-complex="10pt" style:font-weight-complex="normal"/>
    </style:style>
    <style:style style:name="T7" style:family="text">
      <style:text-properties style:font-name="Arial" officeooo:rsid="003ab860"/>
    </style:style>
    <style:style style:name="T8" style:family="text">
      <style:text-properties style:font-name="Arial" fo:font-weight="normal" officeooo:rsid="00378bb8" style:font-weight-asian="normal" style:font-weight-complex="normal"/>
    </style:style>
    <style:style style:name="T9" style:family="text">
      <style:text-properties style:font-name="Arial" fo:font-weight="bold" officeooo:rsid="00404870" style:font-weight-asian="bold" style:font-weight-complex="bold"/>
    </style:style>
    <style:style style:name="T10" style:family="text">
      <style:text-properties style:font-name="Arial" officeooo:rsid="00404870"/>
    </style:style>
    <style:style style:name="T11" style:family="text">
      <style:text-properties style:text-position="super 58%"/>
    </style:style>
    <style:style style:name="T12" style:family="text">
      <style:text-properties style:text-position="super 58%" style:font-name="Times New Roman" fo:font-style="italic" style:font-style-asian="italic" style:font-style-complex="italic"/>
    </style:style>
    <style:style style:name="T13" style:family="text">
      <style:text-properties style:text-position="super 58%" style:font-name="Arial"/>
    </style:style>
    <style:style style:name="T14" style:family="text">
      <style:text-properties style:text-position="super 58%" fo:font-weight="normal" officeooo:rsid="002a789c" style:font-weight-asian="normal" style:font-weight-complex="normal"/>
    </style:style>
    <style:style style:name="T15" style:family="text">
      <style:text-properties style:text-position="0% 100%"/>
    </style:style>
    <style:style style:name="T16" style:family="text">
      <style:text-properties style:text-position="0% 100%" style:font-name="Times New Roman" fo:font-style="italic" style:font-style-asian="italic" style:font-style-complex="italic"/>
    </style:style>
    <style:style style:name="T17" style:family="text">
      <style:text-properties style:text-position="0% 100%" style:font-name="Courier New"/>
    </style:style>
    <style:style style:name="T18" style:family="text">
      <style:text-properties style:text-position="0% 100%" style:font-name="Ari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font-name="Courier New"/>
    </style:style>
    <style:style style:name="T21" style:family="text">
      <style:text-properties style:font-name="Courier New" fo:font-size="16pt" fo:font-weight="bold" officeooo:rsid="002bcd4c" style:font-size-asian="16pt" style:font-weight-asian="bold" style:font-size-complex="16pt" style:font-weight-complex="bold"/>
    </style:style>
    <style:style style:name="T22" style:family="text">
      <style:text-properties style:font-name="Courier New" officeooo:rsid="00378bb8"/>
    </style:style>
    <style:style style:name="T23" style:family="text">
      <style:text-properties style:font-name="Courier New" officeooo:rsid="003acf26"/>
    </style:style>
    <style:style style:name="T24" style:family="text">
      <style:text-properties style:font-name="Courier New" officeooo:rsid="003d81de"/>
    </style:style>
    <style:style style:name="T25" style:family="text">
      <style:text-properties style:font-name="Courier New" officeooo:rsid="0035cfc7"/>
    </style:style>
    <style:style style:name="T26" style:family="text">
      <style:text-properties style:font-name="Courier New" officeooo:rsid="00322002"/>
    </style:style>
    <style:style style:name="T27" style:family="text">
      <style:text-properties style:font-name="Courier New" officeooo:rsid="003f313d"/>
    </style:style>
    <style:style style:name="T28" style:family="text">
      <style:text-properties fo:font-size="16pt" fo:font-weight="bold" style:font-size-asian="16pt" style:font-weight-asian="bold" style:font-size-complex="16pt" style:font-weight-complex="bold"/>
    </style:style>
    <style:style style:name="T29" style:family="text">
      <style:text-properties fo:font-size="16pt" fo:font-weight="bold" officeooo:rsid="00404870" style:font-size-asian="16pt" style:font-weight-asian="bold" style:font-size-complex="16pt" style:font-weight-complex="bold"/>
    </style:style>
    <style:style style:name="T30" style:family="text">
      <style:text-properties fo:font-size="16pt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31" style:family="text">
      <style:text-properties fo:font-size="16pt" fo:font-style="normal" style:text-underline-style="none" fo:font-weight="bold" officeooo:rsid="003ab860" style:font-size-asian="16pt" style:font-style-asian="normal" style:font-weight-asian="bold" style:font-size-complex="16pt" style:font-style-complex="normal" style:font-weight-complex="bold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normal" style:text-underline-style="none" style:font-style-asian="normal" style:font-style-complex="normal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2a789c" style:font-weight-asian="normal" style:font-weight-complex="normal"/>
    </style:style>
    <style:style style:name="T36" style:family="text">
      <style:text-properties style:font-name="Times New Roman" fo:font-style="italic" style:font-style-asian="italic" style:font-style-complex="italic"/>
    </style:style>
    <style:style style:name="T37" style:family="text">
      <style:text-properties style:text-position="sub 58%"/>
    </style:style>
    <style:style style:name="T38" style:family="text">
      <style:text-properties style:text-position="sub 58%" style:font-name="Arial"/>
    </style:style>
    <style:style style:name="T39" style:family="text">
      <style:text-properties officeooo:rsid="00197c57"/>
    </style:style>
    <style:style style:name="T40" style:family="text">
      <style:text-properties officeooo:rsid="001cd02a"/>
    </style:style>
    <style:style style:name="T41" style:family="text">
      <style:text-properties officeooo:rsid="001da695"/>
    </style:style>
    <style:style style:name="T42" style:family="text">
      <style:text-properties officeooo:rsid="001f970e"/>
    </style:style>
    <style:style style:name="T43" style:family="text">
      <style:text-properties officeooo:rsid="00204662"/>
    </style:style>
    <style:style style:name="T44" style:family="text">
      <style:text-properties officeooo:rsid="0020c6ff"/>
    </style:style>
    <style:style style:name="T45" style:family="text">
      <style:text-properties officeooo:rsid="00225408"/>
    </style:style>
    <style:style style:name="T46" style:family="text">
      <style:text-properties officeooo:rsid="00242a73"/>
    </style:style>
    <style:style style:name="T47" style:family="text">
      <style:text-properties officeooo:rsid="0026032f"/>
    </style:style>
    <style:style style:name="T48" style:family="text">
      <style:text-properties officeooo:rsid="0028e071"/>
    </style:style>
    <style:style style:name="T49" style:family="text">
      <style:text-properties officeooo:rsid="002a789c"/>
    </style:style>
    <style:style style:name="T50" style:family="text">
      <style:text-properties officeooo:rsid="002b5184"/>
    </style:style>
    <style:style style:name="T51" style:family="text">
      <style:text-properties officeooo:rsid="002bcd4c"/>
    </style:style>
    <style:style style:name="T52" style:family="text">
      <style:text-properties officeooo:rsid="002fccba"/>
    </style:style>
    <style:style style:name="T53" style:family="text">
      <style:text-properties officeooo:rsid="00310d21"/>
    </style:style>
    <style:style style:name="T54" style:family="text">
      <style:text-properties officeooo:rsid="00322002"/>
    </style:style>
    <style:style style:name="T55" style:family="text">
      <style:text-properties officeooo:rsid="0035cfc7"/>
    </style:style>
    <style:style style:name="T56" style:family="text">
      <style:text-properties officeooo:rsid="0035d492"/>
    </style:style>
    <style:style style:name="T57" style:family="text">
      <style:text-properties officeooo:rsid="00378bb8"/>
    </style:style>
    <style:style style:name="T58" style:family="text">
      <style:text-properties style:font-name="Aril" officeooo:rsid="00378bb8"/>
    </style:style>
    <style:style style:name="T59" style:family="text">
      <style:text-properties officeooo:rsid="00384cc7"/>
    </style:style>
    <style:style style:name="T60" style:family="text">
      <style:text-properties fo:color="#000000" loext:opacity="100%" officeooo:rsid="00384cc7"/>
    </style:style>
    <style:style style:name="T61" style:family="text">
      <style:text-properties fo:color="#000000" loext:opacity="100%" fo:font-weight="normal" officeooo:rsid="00384cc7" style:font-weight-asian="normal" style:font-weight-complex="normal"/>
    </style:style>
    <style:style style:name="T62" style:family="text">
      <style:text-properties officeooo:rsid="0038ffba"/>
    </style:style>
    <style:style style:name="T63" style:family="text">
      <style:text-properties officeooo:rsid="003ab860"/>
    </style:style>
    <style:style style:name="T64" style:family="text">
      <style:text-properties officeooo:rsid="003acf26"/>
    </style:style>
    <style:style style:name="T65" style:family="text">
      <style:text-properties officeooo:rsid="003c274e"/>
    </style:style>
    <style:style style:name="T66" style:family="text">
      <style:text-properties officeooo:rsid="003d81de"/>
    </style:style>
    <style:style style:name="T67" style:family="text">
      <style:text-properties officeooo:rsid="003db4a8"/>
    </style:style>
    <style:style style:name="T68" style:family="text">
      <style:text-properties officeooo:rsid="003f313d"/>
    </style:style>
    <style:style style:name="T69" style:family="text">
      <style:text-properties officeooo:rsid="00404870"/>
    </style:style>
    <style:style style:name="T7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2" style:family="text">
      <style:text-properties officeooo:rsid="00407409"/>
    </style:style>
    <style:style style:name="T73" style:family="text">
      <style:text-properties officeooo:rsid="00420a9b"/>
    </style:style>
    <style:style style:name="T74" style:family="text">
      <style:text-properties officeooo:rsid="00436e76"/>
    </style:style>
    <style:style style:name="T75" style:family="text">
      <style:text-properties style:font-name="Arial" fo:font-size="16pt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loext:num-list-format="%1%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loext:num-list-format="%1%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loext:num-list-format="%1%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style:style style:name="gr1" style:family="graphic">
      <style:graphic-properties draw:stroke="none" svg:stroke-color="#000000" draw:fill="none" draw:fill-color="#ffffff" fo:min-height="0.312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marker-end="Arrow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opacity="0%" draw:textarea-horizontal-align="center" draw:textarea-vertical-align="middle" draw:shadow-opacity="0%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402in" svg:stroke-color="#ff0000" draw:marker-start-width="0.2in" draw:marker-end="Arrow" draw:marker-end-width="0.1598in" draw:textarea-horizontal-align="center" draw:textarea-vertical-align="middle" fo:padding-top="0.0201in" fo:padding-bottom="0.0201in" fo:padding-left="0.0201in" fo:padding-right="0.020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402in" svg:stroke-color="#ff0000" draw:marker-start-width="0.2in" draw:marker-end-width="0.2in" draw:opacity="0%" draw:textarea-horizontal-align="center" draw:textarea-vertical-align="middle" fo:padding-top="0.0201in" fo:padding-bottom="0.0201in" fo:padding-left="0.0201in" fo:padding-right="0.0201in" draw:shadow-opacity="0%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width="0.0402in" svg:stroke-color="#ff0000" draw:marker-start-width="0.2in" draw:marker-end="Arrow" draw:marker-end-width="0.1402in" draw:textarea-horizontal-align="center" draw:textarea-vertical-align="middle" fo:padding-top="0.0201in" fo:padding-bottom="0.0201in" fo:padding-left="0.0201in" fo:padding-right="0.020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0402in" svg:stroke-color="#ff0000" draw:marker-start-width="0.2in" draw:marker-end-width="0.2in" draw:fill-color="#ffffff" draw:textarea-horizontal-align="center" draw:textarea-vertical-align="middle" fo:padding-top="0.0201in" fo:padding-bottom="0.0201in" fo:padding-left="0.0201in" fo:padding-right="0.020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04. Floating Point Numbers</text:p>
      <text:p text:style-name="P6"/>
      <text:p text:style-name="P6"/>
      <text:p text:style-name="P26">Objectives</text:p>
      <text:list text:style-name="L1">
        <text:list-item>
          <text:p text:style-name="P88">Use floating point literals</text:p>
        </text:list-item>
        <text:list-item>
          <text:p text:style-name="P88">Use floating point operators</text:p>
        </text:list-item>
        <text:list-item>
          <text:p text:style-name="P88"><text:span text:style-name="T51">F</text:span>loating point variables</text:p>
        </text:list-item>
        <text:list-item>
          <text:p text:style-name="P88">Use assignment operator for floating variables</text:p>
        </text:list-item>
        <text:list-item>
          <text:p text:style-name="P88">Use type casting</text:p>
        </text:list-item>
        <text:list-item>
          <text:p text:style-name="P88">Understand automatic type conversion and type promotion</text:p>
          <text:p text:style-name="P88"/>
        </text:list-item>
      </text:list>
      <text:p text:style-name="P6">If you've finished studying the set of notes on integers (both integer values and integer variables) this one should be easy.</text:p>
      <text:p text:style-name="P39">Floats</text:p>
      <text:p text:style-name="P38"/>
      <text:p text:style-name="P6">No, not the A&amp;W kind.</text:p>
      <text:p text:style-name="P6"/>
      <text:p text:style-name="P6">A floating point number is just a number with decimal places (well ... almost). I usually call them floats.</text:p>
      <text:p text:style-name="P6"><draw:rect text:anchor-type="paragraph" draw:z-index="0" draw:name="Shape1" draw:style-name="gr8" draw:text-style-name="P116" svg:width="2.1461in" svg:height="0.365in" svg:x="4.7972in" svg:y="0.0307in"><text:p text:style-name="P113"><text:span text:style-name="T2">1e2 means 1 x 10</text:span><text:span text:style-name="T13">2</text:span><text:span text:style-name="T18"> i.e. 100</text:span></text:p></draw:rect></text:p>
      <text:p text:style-name="P6"><draw:line text:anchor-type="paragraph" draw:z-index="1" draw:name="Shape2" draw:style-name="gr7" draw:text-style-name="P113" svg:x1="4.7972in" svg:y1="0.0898in" svg:x2="0.9728in" svg:y2="0.5882in"><text:p/></draw:line>Run this program:</text:p>
      <table:table table:name="Table1" table:style-name="Table1">
        <table:table-column table:style-name="Table1.A"/>
        <table:table-header-rows>
          <table:table-row>
            <table:table-cell table:style-name="Table1.A1" office:value-type="string">
              <text:p text:style-name="P46"><text:span text:style-name="T51">print(</text:span>1.2345, </text:p>
              <text:p text:style-name="P46"><text:s text:c="6"/>1e-1,</text:p>
              <text:p text:style-name="P44"><draw:rect text:anchor-type="paragraph" draw:z-index="2" draw:name="Shape3" draw:style-name="gr8" draw:text-style-name="P116" svg:width="1.5453in" svg:height="0.365in" svg:x="4.7591in" svg:y="0.0339in"><text:p text:style-name="P113"><text:span text:style-name="T2">You can use e or E</text:span></text:p></draw:rect><text:s text:c="6"/>1e2,</text:p>
              <text:p text:style-name="P44"><draw:line text:anchor-type="paragraph" draw:z-index="3" draw:name="Shape4" draw:style-name="gr7" draw:text-style-name="P113" svg:x1="4.7591in" svg:y1="0.0429in" svg:x2="1.1118in" svg:y2="0.0622in"><text:p/></draw:line><text:s text:c="6"/>1.2E+3<text:span text:style-name="T51">)</text:span></text:p>
            </table:table-cell>
          </table:table-row>
        </table:table-header-rows>
      </table:table>
      <text:p text:style-name="P6"/>
      <text:p text:style-name="P6">Phew! It's good to know that <text:span text:style-name="T51">Python</text:span> can do decimal places ...</text:p>
      <text:p text:style-name="P6"/>
      <text:p text:style-name="P6">Recall that a <text:span text:style-name="T28">type</text:span> is just a collection of values. For instance <text:span text:style-name="T20">int</text:span> is a type; it includes values such as 0, 5, -3, and 41. </text:p>
      <text:p text:style-name="P6"/>
      <text:p text:style-name="P6">(WARNING: The word “type” has several meanings in Computer Science. The above is one of them. You can usually discern the intended meaning from the context.)</text:p>
      <text:p text:style-name="P6"/>
      <text:p text:style-name="P6">The name of the type of the above values (1.2345,...) is <text:span text:style-name="T21">float</text:span>.</text:p>
      <text:p text:style-name="P6"/>
      <text:p text:style-name="P6">Of course mathematically you can have infinitely many decimal places. For instance your math instructor might write this on the board:</text:p>
      <text:p text:style-name="P6"/>
      <text:p text:style-name="P6"><text:tab/>3.333333...</text:p>
      <text:p text:style-name="P6"/>
      <text:p text:style-name="P6">But hey you can't put infinitely many values (the three dots ...) into a computer right?</text:p>
      <text:p text:style-name="P6"/>
      <text:p text:style-name="P9">(C/C++ note: C/C++ has many different floating point types: <text:span text:style-name="T20">float</text:span>, d<text:span text:style-name="T20">ouble</text:span> and <text:span text:style-name="T20">long double</text:span>.)</text:p>
      <text:p text:style-name="P9"><text:s/></text:p>
      <text:p text:style-name="P6">The notation for <text:span text:style-name="T51">floats</text:span> using e is called the <text:span text:style-name="T28">scientific notation</text:span>. Although you can write this in this notation</text:p>
      <text:p text:style-name="P6"/>
      <text:p text:style-name="P6"><text:tab/><text:span text:style-name="T20">123.45e3</text:span></text:p>
      <text:p text:style-name="P6"/>
      <text:p text:style-name="P6"><draw:rect text:anchor-type="paragraph" draw:z-index="5" draw:name="Shape5" draw:style-name="gr6" draw:text-style-name="P115" svg:width="2.3543in" svg:height="0.9169in" svg:x="4.7661in" svg:y="0.0307in"><text:p text:style-name="P113"><text:span text:style-name="T2">Number with decimal places.</text:span></text:p><text:p text:style-name="P113"><text:span text:style-name="T2">Usually one digit to the left </text:span></text:p><text:p text:style-name="P113"><text:span text:style-name="T2">of decimal point.</text:span></text:p></draw:rect>it's usually written so it looks like this:</text:p>
      <text:p text:style-name="P6"/>
      <text:p text:style-name="P6"><draw:polyline text:anchor-type="paragraph" draw:z-index="7" draw:name="Shape6" draw:style-name="gr5" draw:text-style-name="P113" svg:width="2.6571in" svg:height="0.4114in" draw:transform="rotate (-2.9841639550599) translate (4.76597222222222in 0.15902777777778in)" svg:viewBox="0 0 6750 1046" draw:points="0,0 6585,1046 6750,5"><text:p/></draw:polyline><text:tab/><text:span text:style-name="T20">1.2345e5</text:span></text:p>
      <text:p text:style-name="P6"/>
      <text:p text:style-name="P6">So ...</text:p>
      <text:p text:style-name="P6"/>
      <text:p text:style-name="P68"><draw:polyline text:anchor-type="paragraph" draw:z-index="8" draw:name="Shape7" draw:style-name="gr5" draw:text-style-name="P113" svg:width="2.2732in" svg:height="0.7413in" draw:transform="rotate (-2.9841639550599) translate (5.02638888888889in 0.580555555555556in)" svg:viewBox="0 0 5775 1884" draw:points="0,0 5775,917 5622,1884"><text:p/></draw:polyline>1.2345e5</text:p>
      <text:p text:style-name="P6"><draw:rect text:anchor-type="paragraph" draw:z-index="6" draw:name="Shape8" draw:style-name="gr6" draw:text-style-name="P115" svg:width="1.8024in" svg:height="0.5587in" svg:x="5.0264in" svg:y="0.0307in"><text:p text:style-name="P113"><text:span text:style-name="T2">This is an integer </text:span></text:p><text:p text:style-name="P113"><text:span text:style-name="T2">(can be negative). </text:span></text:p></draw:rect></text:p>
      <text:p text:style-name="P6"/>
      <text:p text:style-name="P6"><text:soft-page-break/>The notation not using e is usually called <text:span text:style-name="T28">fixed-point notation</text:span>.</text:p>
      <text:p text:style-name="P6"/>
      <text:p text:style-name="P6">In these notes, to distinguish between the integer five from the floating point number five I will write </text:p>
      <text:list text:style-name="L2">
        <text:list-item>
          <text:p text:style-name="P89">5 for the integer five</text:p>
        </text:list-item>
        <text:list-item>
          <text:p text:style-name="P89">5.0 for the floating point five</text:p>
          <text:p text:style-name="P89"/>
        </text:list-item>
      </text:list>
      <text:p text:style-name="P6"><text:s/></text:p>
      <text:p text:style-name="P6"><text:span text:style-name="T19">Exercises.</text:span> Convert the following to scientific notation. You should check your work with a calculator.</text:p>
      <text:list text:style-name="L3">
        <text:list-item>
          <text:p text:style-name="P90">12345.0</text:p>
        </text:list-item>
        <text:list-item>
          <text:p text:style-name="P90">-12345.6789</text:p>
        </text:list-item>
        <text:list-item>
          <text:p text:style-name="P90">0.00001234</text:p>
        </text:list-item>
        <text:list-item>
          <text:p text:style-name="P90">-0.00004564</text:p>
        </text:list-item>
      </text:list>
      <text:p text:style-name="P6"/>
      <text:p text:style-name="P6"/>
      <text:p text:style-name="P6"><text:span text:style-name="T19">Exercise.</text:span> Convert the following numbers from scientific notation to fixed-point notation:</text:p>
      <text:list text:style-name="L4">
        <text:list-item>
          <text:p text:style-name="P91">1.23E-3</text:p>
        </text:list-item>
        <text:list-item>
          <text:p text:style-name="P91">123.32e5</text:p>
        </text:list-item>
        <text:list-item>
          <text:p text:style-name="P91">-123.32e-5</text:p>
        </text:list-item>
      </text:list>
      <text:p text:style-name="P39">Operators</text:p>
      <text:p text:style-name="P26"/>
      <text:p text:style-name="P6"/>
      <text:p text:style-name="P6"><text:span text:style-name="T19">Exercise.</text:span> Write a program that displays that sum, difference, product and quotient of 1.1 and 2.2.</text:p>
      <text:p text:style-name="P6"/>
      <text:p text:style-name="P103"><text:span text:style-name="T69">Next, try this:</text:span></text:p>
      <table:table table:name="Table25" table:style-name="Table25">
        <table:table-column table:style-name="Table25.A"/>
        <table:table-header-rows>
          <table:table-row>
            <table:table-cell table:style-name="Table25.A1" office:value-type="string">
              <text:p text:style-name="P108"><text:span text:style-name="T73">p</text:span><text:span text:style-name="T51">rint(</text:span><text:span text:style-name="T72">2.0 ** 3.0, 2.1 ** 3.0, 2.1 ** 3.1</text:span><text:span text:style-name="T51">)</text:span></text:p>
            </table:table-cell>
          </table:table-row>
        </table:table-header-rows>
      </table:table>
      <text:p text:style-name="P103"/>
      <text:p text:style-name="P6">AHA! You can perform +, –, *, /, <text:span text:style-name="T74">**</text:span> on floats just like the <text:span text:style-name="T20">int</text:span> type.</text:p>
      <text:p text:style-name="P6"/>
      <text:p text:style-name="P6"/>
      <text:p text:style-name="P6"><text:span text:style-name="T19">Exercise.</text:span> Run this program.</text:p>
      <table:table table:name="Table4" table:style-name="Table4">
        <table:table-column table:style-name="Table4.A"/>
        <table:table-header-rows>
          <table:table-row>
            <table:table-cell table:style-name="Table4.A1" office:value-type="string">
              <text:p text:style-name="P44"><text:span text:style-name="T51">print(</text:span>1.1 % 2.2, <text:span text:style-name="T51">2.3 % 2.2, 1.1 % -2.2, 2.3 % -2.2)</text:span></text:p>
            </table:table-cell>
          </table:table-row>
        </table:table-header-rows>
      </table:table>
      <text:p text:style-name="P9">Can you guess what’s happening?</text:p>
      <text:p text:style-name="P9"/>
      <text:p text:style-name="P9"/>
      <text:p text:style-name="P9">(C/C++ note: C/C++ does not have % for floating point numbers.)</text:p>
      <text:p text:style-name="P6"/>
      <text:p text:style-name="P102"/>
      <text:p text:style-name="P39">Associativity and <text:span text:style-name="T44">p</text:span>recedence <text:span text:style-name="T44">ru</text:span>les</text:p>
      <text:p text:style-name="P6"/>
      <text:p text:style-name="P6"/>
      <text:p text:style-name="P6">The associativity and precedence rules are exactly the same as those for integer values (with the caveat that <text:span text:style-name="T20">%</text:span> is not defined for floats).</text:p>
      <text:p text:style-name="P6"/>
      <text:p text:style-name="P6">Done! Yeah! :)</text:p>
      <text:p text:style-name="P6"/>
      <text:p text:style-name="P6"><text:span text:style-name="T19">Exercise.</text:span> Which operator is the second to be used for evaluating the following expression:</text:p>
      <text:p text:style-name="P6"/>
      <text:p text:style-name="P6"><text:tab/><text:span text:style-name="T20">1.234 + (3.4562 + 234.23 * 1.2345) / 1.23</text:span></text:p>
      <text:p text:style-name="P44"/>
      <text:p text:style-name="P44"/>
      <text:p text:style-name="P6"><text:span text:style-name="T19">Exercise.</text:span> Which operator is the third to be used for evaluating the following expression:</text:p>
      <text:p text:style-name="P6"/>
      <text:p text:style-name="P44"><text:tab/>(1.234 - 3.4562 + 234.23) - 1.2345 / 1.23</text:p>
      <text:p text:style-name="P104">String formatting</text:p>
      <text:p text:style-name="P6"/>
      <text:p text:style-name="P6">The next few sections are some tricks for controlling output.</text:p>
      <text:p text:style-name="P6"/>
      <text:p text:style-name="P10">Previous for integers, you can convert an integer value to a string:</text:p>
      <table:table table:name="Table62" table:style-name="Table62">
        <table:table-column table:style-name="Table62.A"/>
        <table:table-row>
          <table:table-cell table:style-name="Table62.A1" office:value-type="string">
            <text:p text:style-name="P50">s = str(42)</text:p>
            <text:p text:style-name="P50">print(s)</text:p>
          </table:table-cell>
        </table:table-row>
      </table:table>
      <text:p text:style-name="P10">There’s another way to do this …</text:p>
      <text:p text:style-name="P10"/>
      <text:p text:style-name="P10">Run this</text:p>
      <table:table table:name="Table63" table:style-name="Table63">
        <table:table-column table:style-name="Table63.A"/>
        <table:table-row>
          <table:table-cell table:style-name="Table63.A1" office:value-type="string">
            <text:p text:style-name="P50">s = "%s" % 42</text:p>
            <text:p text:style-name="P50">print(s)</text:p>
          </table:table-cell>
        </table:table-row>
      </table:table>
      <text:p text:style-name="P10">Of course you can do this:</text:p>
      <table:table table:name="Table64" table:style-name="Table64">
        <table:table-column table:style-name="Table64.A"/>
        <table:table-row>
          <table:table-cell table:style-name="Table64.A1" office:value-type="string">
            <text:p text:style-name="P50">i = 42</text:p>
            <text:p text:style-name="P50">s = "%s" % 42</text:p>
            <text:p text:style-name="P50">print(s)</text:p>
          </table:table-cell>
        </table:table-row>
      </table:table>
      <text:p text:style-name="P12"/>
      <text:p text:style-name="P12"><text:span text:style-name="T52">Although you can convert an int to a string using the above, the “%s” is primar</text:span><text:span text:style-name="T55">ily</text:span><text:span text:style-name="T52"> used to format outputs. Try this:</text:span></text:p>
      <table:table table:name="Table65" table:style-name="Table65">
        <table:table-column table:style-name="Table65.A"/>
        <table:table-row>
          <table:table-cell table:style-name="Table65.A1" office:value-type="string">
            <text:p text:style-name="P50">i = 42</text:p>
            <text:p text:style-name="P50">s = "the answer is %s ..." % i</text:p>
            <text:p text:style-name="P50">print(s)</text:p>
          </table:table-cell>
        </table:table-row>
      </table:table>
      <text:p text:style-name="P11">Basically 42 is substituted into the “%s” in the string.</text:p>
      <text:p text:style-name="P11"/>
      <text:p text:style-name="P10">Now try this:</text:p>
      <table:table table:name="Table66" table:style-name="Table66">
        <table:table-column table:style-name="Table66.A"/>
        <table:table-row>
          <table:table-cell table:style-name="Table66.A1" office:value-type="string">
            <text:p text:style-name="P50">i = 42</text:p>
            <text:p text:style-name="P50">s = "the answer is [%s] ..." % i</text:p>
            <text:p text:style-name="P50">print(s)</text:p>
            <text:p text:style-name="P52">s = "the answer is [%<text:span text:style-name="T54">1</text:span>s] ..." % i</text:p>
            <text:p text:style-name="P52">print(s)</text:p>
            <text:p text:style-name="P50">s = "the answer is [%5s] ..." % i</text:p>
            <text:p text:style-name="P50">print(s)</text:p>
            <text:p text:style-name="P50">s = "the answer is [%<text:span text:style-name="T53">10</text:span>s] ..." % i</text:p>
            <text:p text:style-name="P50">print(s)</text:p>
            <text:p text:style-name="P51">s = "the answer is [%<text:span text:style-name="T53">12</text:span>s] ..." % i</text:p>
            <text:p text:style-name="P51">print(s)</text:p>
          </table:table-cell>
        </table:table-row>
      </table:table>
      <text:p text:style-name="P13">Get it?</text:p>
      <text:p text:style-name="P13"/>
      <text:p text:style-name="P14">Besides <text:span text:style-name="T20">"%</text:span><text:span text:style-name="T25">s</text:span><text:span text:style-name="T20">"</text:span> for string formatting, you can also <text:span text:style-name="T55">use </text:span><text:span text:style-name="T25">"%i"</text:span><text:span text:style-name="T55">. Run this:</text:span></text:p>
      <table:table table:name="Table68" table:style-name="Table68">
        <table:table-column table:style-name="Table68.A"/>
        <table:table-row>
          <table:table-cell table:style-name="Table68.A1" office:value-type="string">
            <text:p text:style-name="P53">s = "the answer is [%<text:span text:style-name="T55">i</text:span>] ..." % <text:span text:style-name="T55">42</text:span></text:p>
            <text:p text:style-name="P53">print(s)</text:p>
            <text:p text:style-name="P53">s = "the answer is [%<text:span text:style-name="T54">1</text:span><text:span text:style-name="T55">i</text:span>] ..." % <text:span text:style-name="T55">42</text:span></text:p>
            <text:p text:style-name="P53">print(s)</text:p>
            <text:p text:style-name="P53">s = "the answer is [%5<text:span text:style-name="T55">i</text:span>] ..." % <text:span text:style-name="T55">42</text:span></text:p>
            <text:p text:style-name="P53">print(s)</text:p>
            <text:p text:style-name="P53">s = "the answer is [%<text:span text:style-name="T53">10</text:span><text:span text:style-name="T55">i</text:span>] ..." % <text:span text:style-name="T55">42</text:span></text:p>
            <text:p text:style-name="P53">print(s)</text:p>
            <text:p text:style-name="P53">s = "the answer is [%<text:span text:style-name="T53">12</text:span><text:span text:style-name="T55">i</text:span>] ..." % <text:span text:style-name="T55">42</text:span></text:p>
            <text:p text:style-name="P53">print(s)</text:p>
          </table:table-cell>
        </table:table-row>
      </table:table>
      <text:p text:style-name="P16">Here the<text:span text:style-name="T20"> </text:span><text:span text:style-name="T26">"%</text:span><text:span text:style-name="T20">i</text:span><text:span text:style-name="T26">"</text:span><text:span text:style-name="T54"> </text:span>in the formatting string means <text:span text:style-name="T54">"</text:span>convert the input value 42 into an integer”.</text:p>
      <text:p text:style-name="P19"><text:soft-page-break/>The formatting of the string can involve more than one value. Run this: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54">s = "the answer is [%<text:span text:style-name="T55">i</text:span>], <text:span text:style-name="T56">not %s</text:span>" % <text:span text:style-name="T56">(</text:span><text:span text:style-name="T55">42, </text:span>"<text:span text:style-name="T56">eggs</text:span>"<text:span text:style-name="T56">) </text:span></text:p>
            <text:p text:style-name="P54">print(s)</text:p>
          </table:table-cell>
        </table:table-row>
      </table:table>
      <text:p text:style-name="P17"><text:span text:style-name="T2"/></text:p>
      <text:p text:style-name="P18"/>
      <text:p text:style-name="P18"><text:span text:style-name="T19">Exercise.</text:span> Write a program that produces the following output. Do not use the space or the tab character.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59"><text:s text:c="4"/>n <text:s/>n^3</text:p>
            <text:p text:style-name="P59"><text:s text:c="4"/>- <text:s/>---</text:p>
            <text:p text:style-name="P59"><text:s text:c="4"/>0 <text:s text:c="3"/>0</text:p>
            <text:p text:style-name="P59"><text:s text:c="4"/>1 <text:s text:c="3"/>1</text:p>
            <text:p text:style-name="P59"><text:s text:c="4"/>2 <text:s text:c="3"/>8</text:p>
            <text:p text:style-name="P59"><text:s text:c="4"/>3 <text:s text:c="2"/>27</text:p>
          </table:table-cell>
        </table:table-row>
      </table:table>
      <text:p text:style-name="P28"/>
      <text:p text:style-name="P28"/>
      <text:p text:style-name="P16">You can also ask Python to convert the input value into a float <text:span text:style-name="T68">string</text:span>. Run this:</text:p>
      <table:table table:name="Table67" table:style-name="Table67">
        <table:table-column table:style-name="Table67.A"/>
        <table:table-row>
          <table:table-cell table:style-name="Table67.A1" office:value-type="string">
            <text:p text:style-name="P52">i = 42</text:p>
            <text:p text:style-name="P52">s = "the answer is [%<text:span text:style-name="T54">f</text:span>] ..." % i</text:p>
            <text:p text:style-name="P52">print(s)</text:p>
            <text:p text:style-name="P52">s = "the answer is [%.<text:span text:style-name="T54">2f</text:span>] ..." % i</text:p>
            <text:p text:style-name="P52">print(s)</text:p>
            <text:p text:style-name="P52">s = "the answer is [%.<text:span text:style-name="T54">4f</text:span>] ..." % i</text:p>
            <text:p text:style-name="P52">print(s)</text:p>
            <text:p text:style-name="P52">s = "the answer is [%<text:span text:style-name="T54">1.4f]</text:span> ..." % i</text:p>
            <text:p text:style-name="P52">print(s)</text:p>
            <text:p text:style-name="P52">s = "the answer is [%<text:span text:style-name="T54">10.4f</text:span>] ..." % i</text:p>
            <text:p text:style-name="P52">print(s)</text:p>
          </table:table-cell>
        </table:table-row>
      </table:table>
      <text:p text:style-name="P15">Get it? <text:s/></text:p>
      <text:p text:style-name="P15"/>
      <text:p text:style-name="P94">Of course the input into a string formatting operation can be a float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53"><text:span text:style-name="T62">i</text:span> = <text:span text:style-name="T55">3.14159</text:span></text:p>
            <text:p text:style-name="P53">s = "the answer is [%<text:span text:style-name="T54">f</text:span>] ..." % i</text:p>
            <text:p text:style-name="P53">print(s)</text:p>
            <text:p text:style-name="P53">s = "the answer is [%.<text:span text:style-name="T54">2f</text:span>] ..." % i</text:p>
            <text:p text:style-name="P53">print(s)</text:p>
            <text:p text:style-name="P53">s = "the answer is [%.<text:span text:style-name="T54">4f</text:span>] ..." % i</text:p>
            <text:p text:style-name="P53">print(s)</text:p>
            <text:p text:style-name="P53">s = "the answer is [%<text:span text:style-name="T54">1.4f]</text:span> ..." % i</text:p>
            <text:p text:style-name="P53">print(s)</text:p>
            <text:p text:style-name="P53">s = "the answer is [%<text:span text:style-name="T54">10.4f</text:span>] ..." % i</text:p>
            <text:p text:style-name="P53">print(s)</text:p>
          </table:table-cell>
        </table:table-row>
      </table:table>
      <text:p text:style-name="P23">The above prints the float in fixed point notation. For scientific notation, do this:</text:p>
      <table:table table:name="Table29" table:style-name="Table29">
        <table:table-column table:style-name="Table29.A"/>
        <table:table-row>
          <table:table-cell table:style-name="Table29.A1" office:value-type="string">
            <text:p text:style-name="P56">s = "the answer is [%<text:span text:style-name="T62">e</text:span>] ..." % <text:span text:style-name="T62">3.14159</text:span></text:p>
            <text:p text:style-name="P56">print(s)</text:p>
            <text:p text:style-name="P56">s = "the answer is [%.<text:span text:style-name="T54">2</text:span><text:span text:style-name="T62">e</text:span>] ..." % <text:span text:style-name="T62">3.14159</text:span></text:p>
            <text:p text:style-name="P56">print(s)</text:p>
            <text:p text:style-name="P56">s = "the answer is [%<text:span text:style-name="T62">10</text:span>.<text:span text:style-name="T62">2e</text:span>] ..." % <text:span text:style-name="T62">3.14159</text:span></text:p>
            <text:p text:style-name="P56">print(s)</text:p>
          </table:table-cell>
        </table:table-row>
      </table:table>
      <text:p text:style-name="P23">Get it?</text:p>
      <text:p text:style-name="P23"/>
      <text:p text:style-name="P16"><text:soft-page-break/>Of course you can format a float into an int:</text:p>
      <table:table table:name="Table69" table:style-name="Table69">
        <table:table-column table:style-name="Table69.A"/>
        <table:table-row>
          <table:table-cell table:style-name="Table69.A1" office:value-type="string">
            <text:p text:style-name="P53">s = "the answer is [%<text:span text:style-name="T55">i</text:span>] ..." % <text:span text:style-name="T62">3.14159</text:span></text:p>
            <text:p text:style-name="P53">print(s)</text:p>
            <text:p text:style-name="P56">s = "the answer is [%<text:span text:style-name="T55">1i</text:span>] ..." % <text:span text:style-name="T62">3.14159</text:span></text:p>
            <text:p text:style-name="P53">print(s)</text:p>
            <text:p text:style-name="P56">s = "the answer is [%<text:span text:style-name="T55">5i</text:span>] ..." % <text:span text:style-name="T62">3.14159</text:span></text:p>
            <text:p text:style-name="P53">print(s)</text:p>
            <text:p text:style-name="P56">s = "the answer is [%<text:span text:style-name="T55">10i</text:span><text:span text:style-name="T54">]</text:span> ..." % <text:span text:style-name="T62">3.14159</text:span></text:p>
            <text:p text:style-name="P53">print(s)</text:p>
          </table:table-cell>
        </table:table-row>
      </table:table>
      <text:p text:style-name="P14"/>
      <text:p text:style-name="P4"><text:span text:style-name="T8"/></text:p>
      <text:p text:style-name="P21"/>
      <text:p text:style-name="P105"><text:span text:style-name="T68">Fill</text:span></text:p>
      <text:p text:style-name="P96"/>
      <text:p text:style-name="P96">Also, in some cases, when you print a numeric value, you might want to fill the blanks with a specific character. For instance in some accounting standards, when you print $123.45 in a windows of 15, you have to fill the empty spaces with asterisk like </text:p>
      <text:p text:style-name="P21"/>
      <text:p text:style-name="P48">$********123.45</text:p>
      <text:p text:style-name="P6"/>
      <text:p text:style-name="P21">You do this: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P55"><text:span text:style-name="T56">i</text:span> = 42</text:p>
            <text:p text:style-name="P57"><text:span text:style-name="T57">w</text:span> = int(input(<text:span text:style-name="T52">"</text:span>window size: <text:span text:style-name="T52">"</text:span>))</text:p>
            <text:p text:style-name="P57">t = <text:span text:style-name="T52">"%</text:span>s<text:span text:style-name="T52">" % </text:span>i</text:p>
            <text:p text:style-name="P57">print(t)</text:p>
            <text:p text:style-name="P57">t = t.<text:span text:style-name="T57">r</text:span>just(<text:span text:style-name="T57">w</text:span>)</text:p>
            <text:p text:style-name="P58">t = t.replace(' ', '*')</text:p>
            <text:p text:style-name="P57">print("[%s]" % t)</text:p>
            <text:p text:style-name="P55">s = "the answer is [%s] ..." % <text:span text:style-name="T56">t</text:span></text:p>
            <text:p text:style-name="P55">print(s)</text:p>
          </table:table-cell>
        </table:table-row>
      </table:table>
      <text:p text:style-name="P5"><text:span text:style-name="T8"/></text:p>
      <text:p text:style-name="P5"><text:span text:style-name="T8"/></text:p>
      <text:p text:style-name="P6"><text:span text:style-name="T19">Exercise.</text:span> Write a program that produces the following output. You are only allowed to press the # key once in your program!!! <text:span text:style-name="T59">And you are only allowed to have one print statement!!!</text:span></text:p>
      <table:table table:name="Table17" table:style-name="Table17">
        <table:table-column table:style-name="Table17.A"/>
        <table:table-row>
          <table:table-cell table:style-name="Table17.A1" office:value-type="string">
            <text:p text:style-name="P82">##########</text:p>
            <text:p text:style-name="P82">##########</text:p>
            <text:p text:style-name="P82">##########</text:p>
            <text:p text:style-name="P82">##########</text:p>
          </table:table-cell>
        </table:table-row>
      </table:table>
      <text:p text:style-name="P6"/>
      <text:p text:style-name="P6"/>
      <text:p text:style-name="P39">Output: <text:span text:style-name="T44">j</text:span>ustification</text:p>
      <text:p text:style-name="P38"/>
      <text:p text:style-name="P20">The for above string formatting operations, the window size for a value is fixed: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55">i = 42</text:p>
            <text:p text:style-name="P55">s = "the answer is [%<text:span text:style-name="T56">10</text:span>s] ..." % i</text:p>
            <text:p text:style-name="P55">print(s)</text:p>
          </table:table-cell>
        </table:table-row>
      </table:table>
      <text:p text:style-name="P20">In the above, the output window size is 10. If you want to user to specify the window size <text:span text:style-name="T59">and also left justify the data in the window</text:span>, do this:</text:p>
      <table:table table:name="Table61" table:style-name="Table61">
        <table:table-column table:style-name="Table61.A"/>
        <table:table-row>
          <table:table-cell table:style-name="Table61.A1" office:value-type="string">
            <text:p text:style-name="P55"><text:span text:style-name="T56">i</text:span> = 42</text:p>
            <text:p text:style-name="P57"><text:span text:style-name="T57">w</text:span> = int(input(<text:span text:style-name="T52">"</text:span>window size: <text:span text:style-name="T52">"</text:span>))</text:p>
            <text:p text:style-name="P57">t = <text:span text:style-name="T52">"%</text:span>s<text:span text:style-name="T52">" % </text:span>i</text:p>
            <text:p text:style-name="P57">print(t)</text:p>
            <text:p text:style-name="P57">t = t.ljust(<text:span text:style-name="T57">w</text:span>)</text:p>
            <text:p text:style-name="P57">print("[%s]" % t)</text:p>
            <text:p text:style-name="P55">s = "the answer is [%s] ..." % <text:span text:style-name="T56">t</text:span></text:p>
            <text:p text:style-name="P55">print(s)</text:p>
          </table:table-cell>
        </table:table-row>
      </table:table>
      <text:p text:style-name="P5"><text:span text:style-name="T34">The </text:span><text:span text:style-name="T20">t.ljust(size)</text:span><text:span text:style-name="T58">creates a string with </text:span><text:span text:style-name="T22">t</text:span><text:span text:style-name="T57"> inside a string of size </text:span><text:span text:style-name="T22">w, </text:span><text:span text:style-name="T57">with the contents of </text:span><text:span text:style-name="T22">t</text:span><text:span text:style-name="T57"> left-justified inside this new string. You can also right-justify:</text:span></text:p>
      <table:table table:name="Table70" table:style-name="Table70">
        <table:table-column table:style-name="Table70.A"/>
        <table:table-row>
          <table:table-cell table:style-name="Table70.A1" office:value-type="string">
            <text:p text:style-name="P55"><text:span text:style-name="T56">i</text:span> = 42</text:p>
            <text:p text:style-name="P57"><text:span text:style-name="T57">w</text:span> = int(input(<text:span text:style-name="T52">"</text:span>window size: <text:span text:style-name="T52">"</text:span>))</text:p>
            <text:p text:style-name="P57">t = <text:span text:style-name="T52">"%</text:span>s<text:span text:style-name="T52">" % </text:span>i</text:p>
            <text:p text:style-name="P57">print(t)</text:p>
            <text:p text:style-name="P57">t = t.<text:span text:style-name="T57">r</text:span>just(<text:span text:style-name="T57">w</text:span>)</text:p>
            <text:p text:style-name="P57">print("[%s]" % t)</text:p>
            <text:p text:style-name="P55">s = "the answer is [%s] ..." % <text:span text:style-name="T56">t</text:span></text:p>
            <text:p text:style-name="P55">print(s)</text:p>
          </table:table-cell>
        </table:table-row>
      </table:table>
      <text:p text:style-name="P22"><text:span text:style-name="T6"/></text:p>
      <text:p text:style-name="P22"><text:span text:style-name="T6"/></text:p>
      <text:p text:style-name="P29"><text:span text:style-name="T60">Exercise. </text:span><text:span text:style-name="T61">Write a program that prints this:</text:span></text:p>
      <table:table table:name="Table56" table:style-name="Table56">
        <table:table-column table:style-name="Table56.A"/>
        <table:table-row>
          <table:table-cell table:style-name="Table56.A1" office:value-type="string">
            <text:p text:style-name="P49">January <text:s text:c="4"/>$....123.45</text:p>
            <text:p text:style-name="P49">February <text:s text:c="3"/>$.....23.45</text:p>
            <text:p text:style-name="P49">March <text:s text:c="6"/>$......3.45</text:p>
          </table:table-cell>
        </table:table-row>
      </table:table>
      <text:p text:style-name="P6"/>
      <text:p text:style-name="P6"/>
      <text:p text:style-name="P6"/>
      <text:p text:style-name="P39"><text:span text:style-name="T69">Float</text:span> variables</text:p>
      <text:p text:style-name="P6"/>
      <text:p text:style-name="P6"/>
      <text:p text:style-name="P6">Warning: Incoming warm-up ...</text:p>
      <text:p text:style-name="P6"/>
      <text:p text:style-name="P6"/>
      <text:p text:style-name="P6"><text:span text:style-name="T19">Exercise.</text:span> Declare a <text:span text:style-name="T27">float</text:span> variable <text:span text:style-name="T20">x</text:span> with an initial value of 0.0. Print the value of <text:span text:style-name="T20">x</text:span>. Run the program and make sure it works.</text:p>
      <text:p text:style-name="P6"/>
      <text:p text:style-name="P6"/>
      <text:p text:style-name="P6"><text:span text:style-name="T19">Exercise.</text:span> Using the previous program, declare a <text:span text:style-name="T27">float </text:span>variable called <text:span text:style-name="T20">pi</text:span> with a value of 3.14159. Print the value of <text:span text:style-name="T20">pi</text:span>.</text:p>
      <text:p text:style-name="P7"/>
      <text:p text:style-name="P6"/>
      <text:p text:style-name="P6"><text:span text:style-name="T19">Exercise.</text:span> Declare two <text:span text:style-name="T68">float</text:span> variables <text:span text:style-name="T20">x</text:span> and <text:span text:style-name="T20">y</text:span>, <text:span text:style-name="T68">setting</text:span> <text:span text:style-name="T68">them </text:span>to 1.2 and 3.4 respectively. Print their sum, difference, product and quotient. </text:p>
      <text:p text:style-name="P6"/>
      <text:p text:style-name="P6"/>
      <text:p text:style-name="P6"/>
      <text:p text:style-name="P39"><text:span text:style-name="T68">Float</text:span> <text:span text:style-name="T45">i</text:span>nput (<text:span text:style-name="T45">c</text:span>onsole <text:span text:style-name="T45">w</text:span>indow)</text:p>
      <text:p text:style-name="P38"/>
      <text:p text:style-name="P23">Recall that the input function gives you a string:</text:p>
      <table:table table:name="Table18" table:style-name="Table18">
        <table:table-column table:style-name="Table18.A"/>
        <table:table-row>
          <table:table-cell table:style-name="Table18.A1" office:value-type="string">
            <text:p text:style-name="P60">x = input()</text:p>
            <text:p text:style-name="P60">print(x)</text:p>
          </table:table-cell>
        </table:table-row>
      </table:table>
      <text:p text:style-name="P23">If you want x to be an integer when the user enters an integer string, you have to type cast:</text:p>
      <table:table table:name="Table19" table:style-name="Table19">
        <table:table-column table:style-name="Table19.A"/>
        <table:table-row>
          <table:table-cell table:style-name="Table19.A1" office:value-type="string">
            <text:p text:style-name="P60">x = int(input())</text:p>
            <text:p text:style-name="P60">print(x)</text:p>
          </table:table-cell>
        </table:table-row>
      </table:table>
      <text:p text:style-name="P23"/>
      <text:p text:style-name="P23">It’s not too surprising that Python can type cast a float looking string into a float:</text:p>
      <table:table table:name="Table34" table:style-name="Table34">
        <table:table-column table:style-name="Table34.A"/>
        <table:table-row>
          <table:table-cell table:style-name="Table34.A1" office:value-type="string">
            <text:p text:style-name="P60">x = "3.14159"</text:p>
            <text:p text:style-name="P60">y = float(x)</text:p>
            <text:p text:style-name="P60">print(y)</text:p>
            <text:p text:style-name="P60">print(y + 1.2)</text:p>
          </table:table-cell>
        </table:table-row>
      </table:table>
      <text:p text:style-name="P23"/>
      <text:p text:style-name="P23"/>
      <text:p text:style-name="P6"><text:span text:style-name="T19">Exercise.</text:span> Be brave. You can do it. Write a program that prompts the user for two floating point numbers and then print their sum.</text:p>
      <text:p text:style-name="P6"/>
      <text:p text:style-name="P6"/>
      <text:p text:style-name="P6">That's it for input to floating point variables!!!</text:p>
      <text:p text:style-name="P6"/>
      <text:p text:style-name="P6"/>
      <text:p text:style-name="P6"><text:span text:style-name="T19">Exercise.</text:span> Complete the program above so that it prompts the user for two <text:span text:style-name="T68">floats</text:span>, prompts the user for a display width, prompts the user for the <text:span text:style-name="T63">number of decimal places</text:span>, and finally prints the sum with the given width and precision in fixed point format.</text:p>
      <text:p text:style-name="P6"/>
      <text:p text:style-name="P6"/>
      <text:p text:style-name="P6"><text:span text:style-name="T19">Exercise.</text:span> Write a mileage calculator. Here's an execution of the program.</text:p>
      <table:table table:name="Table20" table:style-name="Table20">
        <table:table-column table:style-name="Table20.A"/>
        <table:table-row>
          <table:table-cell table:style-name="Table20.A1" office:value-type="string">
            <text:p text:style-name="P49">***** Mileage calculator *****</text:p>
            <text:p text:style-name="P49">Enter distance travelled (in miles): <text:span text:style-name="T70">1234</text:span></text:p>
            <text:p text:style-name="P49">Enter gas used (in gallons): <text:span text:style-name="T70">12</text:span></text:p>
            <text:p text:style-name="P49">Mileage (miles/gallon): 102.833</text:p>
          </table:table-cell>
        </table:table-row>
      </table:table>
      <text:p text:style-name="P6">(Make sure you choose good variable names.)</text:p>
      <text:p text:style-name="P6"/>
      <text:p text:style-name="P6"/>
      <text:p text:style-name="P6"><text:span text:style-name="T19">Exercise.</text:span> Write an hourly wage calculator. Here's an execut<text:span text:style-name="T39">ion</text:span> of the program.</text:p>
      <table:table table:name="Table46" table:style-name="Table46">
        <table:table-column table:style-name="Table46.A"/>
        <table:table-row>
          <table:table-cell table:style-name="Table46.A1" office:value-type="string">
            <text:p text:style-name="P49">Pay calculator (version 0.1)</text:p>
            <text:p text:style-name="P49">Enter hours: <text:span text:style-name="T70">12.3</text:span></text:p>
            <text:p text:style-name="P49">Enter pay-per-hour (in dollars): <text:span text:style-name="T70">99.88</text:span></text:p>
            <text:p text:style-name="P49">Pay: $1228.52</text:p>
          </table:table-cell>
        </table:table-row>
      </table:table>
      <text:p text:style-name="P6"/>
      <text:p text:style-name="P6"/>
      <text:p text:style-name="P6"><text:span text:style-name="T19">Exercise.</text:span> Write a program that compute the area of a right triangle. Make sure the output is in fixed point mode and with 4 decimal places. <text:s/>Here's an execution of the program:</text:p>
      <table:table table:name="Table33" table:style-name="Table33">
        <table:table-column table:style-name="Table33.A"/>
        <text:soft-page-break/>
        <table:table-row>
          <table:table-cell table:style-name="Table33.A1" office:value-type="string">
            <text:p text:style-name="P49">Right triangle area calculator !!!</text:p>
            <text:p text:style-name="P49">Base: <text:span text:style-name="T70">12.345</text:span> </text:p>
            <text:p text:style-name="P49">Height: <text:span text:style-name="T70">23.456</text:span></text:p>
            <text:p text:style-name="P49">The area is 144.7822</text:p>
          </table:table-cell>
        </table:table-row>
      </table:table>
      <text:p text:style-name="P6">Here's another execution:</text:p>
      <table:table table:name="Table58" table:style-name="Table58">
        <table:table-column table:style-name="Table58.A"/>
        <table:table-row>
          <table:table-cell table:style-name="Table58.A1" office:value-type="string">
            <text:p text:style-name="P49">Right triangle area calculator !!!</text:p>
            <text:p text:style-name="P49">Base: <text:span text:style-name="T71">1</text:span></text:p>
            <text:p text:style-name="P49">Height: <text:span text:style-name="T71">2</text:span></text:p>
            <text:p text:style-name="P49">The area is 1.000</text:p>
          </table:table-cell>
        </table:table-row>
      </table:table>
      <text:p text:style-name="P6"/>
      <text:p text:style-name="P6"/>
      <text:p text:style-name="P39">Types</text:p>
      <text:p text:style-name="P6"/>
      <text:p text:style-name="P6">So far you have seen <text:span text:style-name="T31">three</text:span> types of values:</text:p>
      <text:p text:style-name="P6"/>
      <text:p text:style-name="P6">The first is the <text:span text:style-name="T28">string</text:span> <text:span text:style-name="T69">or </text:span><text:span text:style-name="T29">str</text:span>. For instance <text:span text:style-name="T20">"hello world"</text:span> is a string. The empty string (or null string) is just <text:span text:style-name="T20">"".</text:span></text:p>
      <text:p text:style-name="P6"/>
      <text:p text:style-name="P24"><text:span text:style-name="T63">(In Python, a </text:span><text:span text:style-name="T28">character</text:span>. <text:span text:style-name="T63">Is a string of length 1. So character is not a type.)</text:span></text:p>
      <text:p text:style-name="P44"/>
      <text:p text:style-name="P44"><text:span text:style-name="T2">The </text:span><text:span text:style-name="T7">second</text:span><text:span text:style-name="T2"> is the </text:span><text:span text:style-name="T3">integer</text:span><text:span text:style-name="T2"> </text:span><text:span text:style-name="T10">or </text:span><text:span text:style-name="T4">int</text:span><text:span text:style-name="T2">. For instance 41 is an integer.</text:span></text:p>
      <text:p text:style-name="P44"/>
      <text:p text:style-name="P44"><text:span text:style-name="T2">The </text:span><text:span text:style-name="T7">third </text:span><text:span text:style-name="T2">type </text:span><text:span text:style-name="T7">is the</text:span><text:span text:style-name="T2"> </text:span><text:span text:style-name="T3">floating point </text:span><text:span text:style-name="T4">value</text:span><text:span text:style-name="T9"> or </text:span><text:span text:style-name="T4">float</text:span><text:span text:style-name="T2">.</text:span></text:p>
      <text:p text:style-name="P44"/>
      <text:p text:style-name="P6"/>
      <text:p text:style-name="P6"><text:span text:style-name="T19">Exercise.</text:span> You are entirely on your own … be brave … write a program that does this when you run it with this input:</text:p>
      <table:table table:name="Table35" table:style-name="Table35">
        <table:table-column table:style-name="Table35.A"/>
        <table:table-row>
          <table:table-cell table:style-name="Table35.A1" office:value-type="string">
            <text:p text:style-name="P49">what's you fav character? <text:span text:style-name="T19">a</text:span></text:p>
            <text:p text:style-name="P49">a? ... not bad</text:p>
          </table:table-cell>
        </table:table-row>
      </table:table>
      <text:p text:style-name="P6">and this when you run it with this input:</text:p>
      <table:table table:name="Table36" table:style-name="Table36">
        <table:table-column table:style-name="Table36.A"/>
        <table:table-row>
          <table:table-cell table:style-name="Table36.A1" office:value-type="string">
            <text:p text:style-name="P49">what's you fav character? <text:span text:style-name="T19">T</text:span></text:p>
            <text:p text:style-name="P49">T? ... not bad</text:p>
          </table:table-cell>
        </table:table-row>
      </table:table>
      <text:p text:style-name="P6"/>
      <text:p text:style-name="P6"/>
      <text:p text:style-name="P6"><text:span text:style-name="T19">Exercise.</text:span> And now do this … write a program that does this when you run it with this input:</text:p>
      <table:table table:name="Table37" table:style-name="Table37">
        <table:table-column table:style-name="Table37.A"/>
        <table:table-row>
          <table:table-cell table:style-name="Table37.A1" office:value-type="string">
            <text:p text:style-name="P49">i'm <text:span text:style-name="T63">python</text:span> ... what's your name? <text:span text:style-name="T19">arthur</text:span></text:p>
            <text:p text:style-name="P49">hi arthur</text:p>
          </table:table-cell>
        </table:table-row>
      </table:table>
      <text:p text:style-name="P6">and this when you run it with this input:</text:p>
      <table:table table:name="Table38" table:style-name="Table38">
        <table:table-column table:style-name="Table38.A"/>
        <table:table-row>
          <table:table-cell table:style-name="Table38.A1" office:value-type="string">
            <text:p text:style-name="P49">i'm <text:span text:style-name="T69">python</text:span> ... what's your name? <text:span text:style-name="T19">zaphod</text:span></text:p>
            <text:p text:style-name="P49">hi zaphod</text:p>
          </table:table-cell>
        </table:table-row>
      </table:table>
      <text:p text:style-name="P6">What happens when you enter <text:span text:style-name="T20">zaphod beeblebrox</text:span> instead? <text:span text:style-name="T63">Does python allow you to enter spaces?</text:span></text:p>
      <text:p text:style-name="P39">Important <text:span text:style-name="T45">w</text:span>arning</text:p>
      <text:p text:style-name="P6"/>
      <text:p text:style-name="P6">It's extremely important to remember that floating point numbers are approximations.</text:p>
      <text:p text:style-name="P26"/>
      <text:p text:style-name="P26"/>
      <text:p text:style-name="P6"><text:span text:style-name="T19">Exercise.</text:span> Run this program.</text:p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47">print("%f" % 0.3)</text:p>
            </table:table-cell>
          </table:table-row>
        </table:table-header-rows>
      </table:table>
      <text:p text:style-name="P24">No surprises. Now increase the precision to 15 <text:span text:style-name="T63">decimal places:</text:span></text:p>
      <table:table table:name="Table6" table:style-name="Table6">
        <table:table-column table:style-name="Table6.A"/>
        <table:table-header-rows>
          <table:table-row>
            <table:table-cell table:style-name="Table6.A1" office:value-type="string">
              <text:p text:style-name="P47">print("%0.15f" % 0.3)</text:p>
            </table:table-cell>
          </table:table-row>
        </table:table-header-rows>
      </table:table>
      <text:p text:style-name="P24"><text:span text:style-name="T63">Then to 20 decimal places. </text:span>Got it?</text:p>
      <text:p text:style-name="P6"/>
      <text:p text:style-name="P6">The mystery of what's happening here will be revealed in CISS360 (Assembly language and computer systems). </text:p>
      <text:p text:style-name="P39">Type<text:span text:style-name="T45">c</text:span>asting</text:p>
      <text:p text:style-name="P26"/>
      <text:p text:style-name="P98">Recall that you can type cast an integer-looking string into an integer:</text:p>
      <table:table table:name="Table21" table:style-name="Table21">
        <table:table-column table:style-name="Table21.A"/>
        <table:table-row>
          <table:table-cell table:style-name="Table21.A1" office:value-type="string">
            <text:p text:style-name="P61">x = int("42")</text:p>
            <text:p text:style-name="P61">print(x, x + x)</text:p>
          </table:table-cell>
        </table:table-row>
      </table:table>
      <text:p text:style-name="P98">And you can type cast an integer into a string:</text:p>
      <table:table table:name="Table23" table:style-name="Table23">
        <table:table-column table:style-name="Table23.A"/>
        <table:table-row>
          <table:table-cell table:style-name="Table23.A1" office:value-type="string">
            <text:p text:style-name="P61">x = str(42) </text:p>
            <text:p text:style-name="P61">print(x, x + x)</text:p>
          </table:table-cell>
        </table:table-row>
      </table:table>
      <text:p text:style-name="P30">or<text:span text:style-name="T5"/></text:p>
      <table:table table:name="Table39" table:style-name="Table39">
        <table:table-column table:style-name="Table39.A"/>
        <table:table-row>
          <table:table-cell table:style-name="Table39.A1" office:value-type="string">
            <text:p text:style-name="P61">X = "%s" % 42 </text:p>
            <text:p text:style-name="P61">print(x, x + x)</text:p>
          </table:table-cell>
        </table:table-row>
      </table:table>
      <text:p text:style-name="P30"/>
      <text:p text:style-name="P98">You can typecast between strings and floats:</text:p>
      <table:table table:name="Table49" table:style-name="Table49">
        <table:table-column table:style-name="Table49.A"/>
        <table:table-row>
          <table:table-cell table:style-name="Table49.A1" office:value-type="string">
            <text:p text:style-name="P61">x = float("3.14159")</text:p>
            <text:p text:style-name="P61">print(x, x + x)</text:p>
            <text:p text:style-name="P61"/>
            <text:p text:style-name="P61">x = str(3.14159)</text:p>
            <text:p text:style-name="P61">print(x, x + x)</text:p>
          </table:table-cell>
        </table:table-row>
      </table:table>
      <text:p text:style-name="P25"/>
      <text:p text:style-name="P98">You can also type cast between integers and floats:</text:p>
      <table:table table:name="Table50" table:style-name="Table50">
        <table:table-column table:style-name="Table50.A"/>
        <table:table-row>
          <table:table-cell table:style-name="Table50.A1" office:value-type="string">
            <text:p text:style-name="P61">x = int(3.14159)</text:p>
            <text:p text:style-name="P61">print(x, x + x)</text:p>
            <text:p text:style-name="P61"/>
            <text:p text:style-name="P61">y = float(42)</text:p>
            <text:p text:style-name="P61">print(y, y + y)</text:p>
          </table:table-cell>
        </table:table-row>
      </table:table>
      <text:p text:style-name="P25"><text:span text:style-name="T23"/></text:p>
      <text:p text:style-name="P25"/>
      <text:p text:style-name="P6">Then there's <text:span text:style-name="T28">type promotion</text:span>. I've already told you that there's the integer addition operator and the <text:span text:style-name="T64">floating point </text:span>addition operator. Try this:</text:p>
      <table:table table:name="Table27" table:style-name="Table27">
        <table:table-column table:style-name="Table27.A"/>
        <table:table-row>
          <table:table-cell table:style-name="Table27.A1" office:value-type="string">
            <text:p text:style-name="P49"><text:span text:style-name="T64">print(</text:span>2 + 3.1<text:span text:style-name="T64">)</text:span></text:p>
          </table:table-cell>
        </table:table-row>
      </table:table>
      <text:p text:style-name="P6">This is not the “integer-double” addition operator – there is no such operator! </text:p>
      <text:p text:style-name="P6"/>
      <text:p text:style-name="P6">What happens is that 2 is actually converted to the <text:span text:style-name="T23">float</text:span> of 2 before the addition. Of course, the addition is the <text:span text:style-name="T64">floating point</text:span> addition operator. <text:span text:style-name="T69">In other words, when you run</text:span>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111"><text:span text:style-name="T64">print(</text:span>2 + 3.1<text:span text:style-name="T64">)</text:span></text:p>
          </table:table-cell>
        </table:table-row>
      </table:table>
      <text:p text:style-name="P101"><text:span text:style-name="T69">Python will actually automatically type cast 2 to a float and runs this instead:</text:span></text:p>
      <table:table table:name="Table24" table:style-name="Table24">
        <table:table-column table:style-name="Table24.A"/>
        <table:table-row>
          <table:table-cell table:style-name="Table24.A1" office:value-type="string">
            <text:p text:style-name="P111"><text:span text:style-name="T64">print(</text:span><text:span text:style-name="T69">float(</text:span>2<text:span text:style-name="T69">)</text:span> + 3.1<text:span text:style-name="T64">)</text:span></text:p>
          </table:table-cell>
        </table:table-row>
      </table:table>
      <text:p text:style-name="P101"/>
      <text:p text:style-name="P6">In general if you apply an operator to an integer and a float, the integer will first be converted to a float before the operator is evaluated. That's all there is. Remember that the integer is converted to a <text:span text:style-name="T64">float </text:span>not the other way round. Why? Because <text:span text:style-name="T64">Python</text:span> will try to be as accurate as possible. </text:p>
      <text:p text:style-name="P6"/>
      <text:p text:style-name="P6"/>
      <text:p text:style-name="P6"><text:span text:style-name="T19">Exercise.</text:span> Is the value of this expression <text:span text:style-name="T64">an integer or a float</text:span>?</text:p>
      <table:table table:name="Table15" table:style-name="Table15">
        <table:table-column table:style-name="Table15.A"/>
        <text:soft-page-break/>
        <table:table-row>
          <table:table-cell table:style-name="Table15.A1" office:value-type="string">
            <text:p text:style-name="P49">1 + 2 – 3 / 4 * 5.1 + 2</text:p>
          </table:table-cell>
        </table:table-row>
      </table:table>
      <text:p text:style-name="P6"/>
      <text:p text:style-name="P6"/>
      <text:p text:style-name="P6"><text:span text:style-name="T19">Exercise.</text:span> What integer value is first type promoted to a <text:span text:style-name="T64">float</text:span>?</text:p>
      <table:table table:name="Table44" table:style-name="Table44">
        <table:table-column table:style-name="Table44.A"/>
        <table:table-row>
          <table:table-cell table:style-name="Table44.A1" office:value-type="string">
            <text:p text:style-name="P49">4 + 2 – 13 / 4 * 5.1 + 2</text:p>
          </table:table-cell>
        </table:table-row>
      </table:table>
      <text:p text:style-name="P6"/>
      <text:p text:style-name="P6"/>
      <text:p text:style-name="P6">If you have an integer expression and you really want the output to be a <text:span text:style-name="T64">float</text:span>, you can typecast the variables. Try this: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49">i = 1</text:p>
            <text:p text:style-name="P49">j = 2</text:p>
            <text:p text:style-name="P49"><text:span text:style-name="T64">print(</text:span>i // j<text:span text:style-name="T64">)</text:span></text:p>
          </table:table-cell>
        </table:table-row>
      </table:table>
      <text:p text:style-name="P6">You get zero right? Because the / is the integer division operator. Now change it to this:</text:p>
      <table:table table:name="Table30" table:style-name="Table30">
        <table:table-column table:style-name="Table30.A"/>
        <table:table-row>
          <table:table-cell table:style-name="Table30.A1" office:value-type="string">
            <text:p text:style-name="P49">i = 1</text:p>
            <text:p text:style-name="P49">j = 2</text:p>
            <text:p text:style-name="P49"><text:span text:style-name="T64">print(float(</text:span>i) / <text:span text:style-name="T64">float(</text:span>j)<text:span text:style-name="T64">)</text:span></text:p>
          </table:table-cell>
        </table:table-row>
      </table:table>
      <text:p text:style-name="P6">Run it again. </text:p>
      <text:p text:style-name="P6"/>
      <text:p text:style-name="P6"/>
      <text:p text:style-name="P6"><text:span text:style-name="T19">Exercise.</text:span> Run this and explain why the output is the same as the previous program.</text:p>
      <table:table table:name="Table31" table:style-name="Table31">
        <table:table-column table:style-name="Table31.A"/>
        <table:table-row>
          <table:table-cell table:style-name="Table31.A1" office:value-type="string">
            <text:p text:style-name="P49">i = 1</text:p>
            <text:p text:style-name="P49">j = 2</text:p>
            <text:p text:style-name="P49"><text:span text:style-name="T64">print(float(</text:span>i) / j<text:span text:style-name="T64">)</text:span></text:p>
          </table:table-cell>
        </table:table-row>
      </table:table>
      <text:p text:style-name="P6"/>
      <text:p text:style-name="P6"/>
      <text:p text:style-name="P6"><text:span text:style-name="T19">Exercise.</text:span> Run this <text:span text:style-name="T32">version</text:span>:</text:p>
      <table:table table:name="Table32" table:style-name="Table32">
        <table:table-column table:style-name="Table32.A"/>
        <table:table-row>
          <table:table-cell table:style-name="Table32.A1" office:value-type="string">
            <text:p text:style-name="P49">i = 1</text:p>
            <text:p text:style-name="P49">j = 2</text:p>
            <text:p text:style-name="P49"><text:span text:style-name="T65">print(float</text:span>(i / j)<text:span text:style-name="T65">)</text:span></text:p>
          </table:table-cell>
        </table:table-row>
      </table:table>
      <text:p text:style-name="P6">Explain! Pay attention: This is a <text:span text:style-name="T30">very common mistake!!!</text:span></text:p>
      <text:p text:style-name="P40"/>
      <text:p text:style-name="P6"><text:span text:style-name="T19">Exercise.</text:span><text:span text:style-name="T33"> </text:span>Run this:</text:p>
      <table:table table:name="Table45" table:style-name="Table45">
        <table:table-column table:style-name="Table45.A"/>
        <table:table-row>
          <table:table-cell table:style-name="Table45.A1" office:value-type="string">
            <text:p text:style-name="P49">x <text:span text:style-name="T65">= float(input())</text:span></text:p>
            <text:p text:style-name="P49">i = <text:span text:style-name="T65">int(</text:span>x + 0.5<text:span text:style-name="T65">)</text:span></text:p>
            <text:p text:style-name="P49"><text:span text:style-name="T65">print(</text:span>x, <text:span text:style-name="T65">i)</text:span></text:p>
          </table:table-cell>
        </table:table-row>
      </table:table>
      <text:p text:style-name="P37">With several inputs for x (example: 3, 3.1, 3.5, 3.8, etc.) What does this program do?</text:p>
      <text:p text:style-name="P41">A <text:span text:style-name="T46">f</text:span>unction <text:span text:style-name="T46">q</text:span>uickie</text:p>
      <text:p text:style-name="P43"/>
      <text:p text:style-name="P31">So what is a function? A function in C++ is like a function in math but it's lot more. There is a complete set of notes for functions. Right now I just want to give you enough understanding to move on. Now in math, a function like</text:p>
      <text:p text:style-name="P31"/>
      <text:p text:style-name="P31"><text:tab/>f(x) = 2x</text:p>
      <text:p text:style-name="P31"/>
      <text:p text:style-name="P31">means that</text:p>
      <text:p text:style-name="P31"/>
      <text:p text:style-name="P31"><text:tab/>f(5) = 2(5) = 10</text:p>
      <text:p text:style-name="P31"/>
      <text:p text:style-name="P31">In other words a function in math is something that has an input and an output. For f(x) above, when you put in 5, f(5) gives you 10.</text:p>
      <text:p text:style-name="P43"><text:s/></text:p>
      <text:p text:style-name="P43"><draw:rect text:anchor-type="paragraph" draw:z-index="10" draw:name="Shape9" draw:style-name="gr3" draw:text-style-name="P114" svg:width="1.448in" svg:height="0.6669in" svg:x="1.3492in" svg:y="0.0673in"><text:p text:style-name="P113"><text:span text:style-name="T75">f</text:span></text:p></draw:rect><draw:frame text:anchor-type="paragraph" draw:z-index="13" draw:name="Shape10" draw:style-name="gr1" draw:text-style-name="P112" svg:width="0.2189in" svg:height="0.313in" svg:x="0.8492in" svg:y="0.0362in"><draw:text-box><text:p><text:span text:style-name="T2">5</text:span></text:p></draw:text-box></draw:frame><draw:frame text:anchor-type="paragraph" draw:z-index="14" draw:name="Shape11" draw:style-name="gr1" draw:text-style-name="P112" svg:width="0.2189in" svg:height="0.313in" svg:x="2.9744in" svg:y="0.0402in"><draw:text-box><text:p><text:span text:style-name="T2">10</text:span></text:p></draw:text-box></draw:frame></text:p>
      <text:p text:style-name="P43"><draw:line text:anchor-type="paragraph" draw:z-index="11" draw:name="Shape12" draw:style-name="gr2" draw:text-style-name="P113" svg:x1="0.5681in" svg:y1="0.1571in" svg:x2="1.3492in" svg:y2="0.1571in"><text:p/></draw:line><draw:line text:anchor-type="paragraph" draw:z-index="12" draw:name="Shape13" draw:style-name="gr2" draw:text-style-name="P113" svg:x1="2.7972in" svg:y1="0.161in" svg:x2="3.5783in" svg:y2="0.161in"><text:p/></draw:line></text:p>
      <text:p text:style-name="P43"/>
      <text:p text:style-name="P43"/>
      <text:p text:style-name="P43"/>
      <text:p text:style-name="P31">Likewise for the function</text:p>
      <text:p text:style-name="P31"/>
      <text:p text:style-name="P31"><text:tab/>g(x,y) = xy</text:p>
      <text:p text:style-name="P31"/>
      <text:p text:style-name="P31">when you put 4 for x and 7 for y you get</text:p>
      <text:p text:style-name="P31"/>
      <text:p text:style-name="P31"><text:tab/>g(4,7) = (4)(7) = 28</text:p>
      <text:p text:style-name="P31"/>
      <text:p text:style-name="P31">Again the 4 and 7 are the inputs and 28 is the output. </text:p>
      <text:p text:style-name="P43"><draw:rect text:anchor-type="paragraph" draw:z-index="15" draw:name="Shape14" draw:style-name="gr3" draw:text-style-name="P114" svg:width="1.448in" svg:height="0.6669in" svg:x="1.3492in" svg:y="0.0673in"><text:p text:style-name="P113"><text:span text:style-name="T75">g</text:span></text:p></draw:rect><draw:frame text:anchor-type="paragraph" draw:z-index="18" draw:name="Shape15" draw:style-name="gr1" draw:text-style-name="P112" svg:width="0.2189in" svg:height="0.313in" svg:x="0.8492in" svg:y="0.0362in"><draw:text-box><text:p><text:span text:style-name="T2">4</text:span></text:p></draw:text-box></draw:frame><draw:frame text:anchor-type="paragraph" draw:z-index="19" draw:name="Shape16" draw:style-name="gr1" draw:text-style-name="P112" svg:width="0.2189in" svg:height="0.313in" svg:x="2.9744in" svg:y="0.1339in"><draw:text-box><text:p><text:span text:style-name="T2">28</text:span></text:p></draw:text-box></draw:frame></text:p>
      <text:p text:style-name="P43"><draw:line text:anchor-type="paragraph" draw:z-index="16" draw:name="Shape17" draw:style-name="gr2" draw:text-style-name="P113" svg:x1="0.5681in" svg:y1="0.0799in" svg:x2="1.3492in" svg:y2="0.0799in"><text:p/></draw:line><draw:line text:anchor-type="paragraph" draw:z-index="17" draw:name="Shape18" draw:style-name="gr2" draw:text-style-name="P113" svg:x1="2.7972in" svg:y1="0.1882in" svg:x2="3.5783in" svg:y2="0.1882in"><text:p/></draw:line><draw:frame text:anchor-type="paragraph" draw:z-index="21" draw:name="Shape19" draw:style-name="gr1" draw:text-style-name="P112" svg:width="0.2189in" svg:height="0.313in" svg:x="0.8492in" svg:y="0.1508in"><draw:text-box><text:p><text:span text:style-name="T2">7</text:span></text:p></draw:text-box></draw:frame></text:p>
      <text:p text:style-name="P43"><draw:line text:anchor-type="paragraph" draw:z-index="20" draw:name="Shape20" draw:style-name="gr2" draw:text-style-name="P113" svg:x1="0.5681in" svg:y1="0.1673in" svg:x2="1.3492in" svg:y2="0.1673in"><text:p/></draw:line></text:p>
      <text:p text:style-name="P43"/>
      <text:p text:style-name="P43"/>
      <text:p text:style-name="P31">The above examples are functions that performs numeric computations: they take input<text:span text:style-name="T40">(</text:span>s<text:span text:style-name="T40">)</text:span>, compute, and return a value. In programming, functions can do more than just computations. Later you will learn that there are functions that open a file for read/write, open a network socket for network communication, open a GUI <text:span text:style-name="T41">(graphical user interface) </text:span>window, etc. Right now I just want to get back to functions that perform numeric computations.</text:p>
      <text:p text:style-name="P31"/>
      <text:p text:style-name="P31">Try this:</text:p>
      <table:table table:name="Table40" table:style-name="Table40">
        <table:table-column table:style-name="Table40.A"/>
        <table:table-row>
          <table:table-cell table:style-name="Table40.A1" office:value-type="string">
            <text:p text:style-name="P80">import math</text:p>
            <text:p text:style-name="P78"><text:span text:style-name="T65">print(math.</text:span>pow(2.0, -1.0)<text:span text:style-name="T65">)</text:span></text:p>
            <text:p text:style-name="P78"><text:span text:style-name="T65">print(math.pow</text:span>(2.0, 1.0)<text:span text:style-name="T65">)</text:span></text:p>
            <text:p text:style-name="P78"><text:span text:style-name="T65">print(math.</text:span>pow(2.0, 2.0)<text:span text:style-name="T65">)</text:span></text:p>
            <text:p text:style-name="P78"><text:span text:style-name="T65">print(math.</text:span>pow(2.0, 3.0)<text:span text:style-name="T65">)</text:span></text:p>
          </table:table-cell>
        </table:table-row>
      </table:table>
      <text:p text:style-name="P31">So … what does the function <text:span text:style-name="T20">pow(a, b)</text:span> give you? </text:p>
      <text:p text:style-name="P36"><text:soft-page-break/>The pow function computes exponentiation. Recall that you can also do the same using the <text:span text:style-name="T20">**</text:span> operator.<office:annotation loext:resolved="false"><dc:creator>Unknown Author</dc:creator><dc:date>2024-07-25T00:26:58.051000000</dc:date><text:p text:style-name="Comment">Add **</text:p></office:annotation></text:p>
      <text:p text:style-name="P36"/>
      <text:p text:style-name="P31">Note that to use the <text:span text:style-name="T20">pow()</text:span> function you must have this in the program:</text:p>
      <table:table table:name="Table41" table:style-name="Table41">
        <table:table-column table:style-name="Table41.A"/>
        <table:table-row>
          <table:table-cell table:style-name="Table41.A1" office:value-type="string">
            <text:p text:style-name="P77">...</text:p>
            <text:p text:style-name="P83">import math</text:p>
            <text:p text:style-name="P78"/>
            <text:p text:style-name="P78">...</text:p>
          </table:table-cell>
        </table:table-row>
      </table:table>
      <text:p text:style-name="P31"/>
      <text:p text:style-name="P31">Of course you can use expressions:</text:p>
      <table:table table:name="Table42" table:style-name="Table42">
        <table:table-column table:style-name="Table42.A"/>
        <table:table-row>
          <table:table-cell table:style-name="Table42.A1" office:value-type="string">
            <text:p text:style-name="P81">import math</text:p>
            <text:p text:style-name="P78"/>
            <text:p text:style-name="P79">x = 2.0</text:p>
            <text:p text:style-name="P79">y = -1.0</text:p>
            <text:p text:style-name="P109">print(math.pow(x, y))</text:p>
            <text:p text:style-name="P109">print(math.pow(x, y + 1))</text:p>
            <text:p text:style-name="P78"><text:span text:style-name="T66">print(math.</text:span>pow(x * x, y + 5 * x)<text:span text:style-name="T66">)</text:span></text:p>
          </table:table-cell>
        </table:table-row>
      </table:table>
      <text:p text:style-name="P31"/>
      <text:p text:style-name="P31"/>
      <text:p text:style-name="P31"/>
      <text:p text:style-name="P31"><text:span text:style-name="T19">Exercise.</text:span> The Pythagoras’ theorem states if x, y, z are the lengths of a right angle triangle where z is the hypothenuse, then</text:p>
      <text:p text:style-name="P31"/>
      <text:p text:style-name="P31"><text:tab/>x<text:span text:style-name="T11">2</text:span> + y<text:span text:style-name="T11">2 </text:span><text:s/>= z<text:span text:style-name="T11">2 </text:span></text:p>
      <text:p text:style-name="P31"/>
      <text:p text:style-name="P31">Write a program that prompts the user for x and y, and print the value of z.</text:p>
      <text:p text:style-name="P31"/>
      <text:p text:style-name="P31">The Pythagoras’ theorem can be used to compute the distance between two points. This can then be used in, for instance, computing <text:span text:style-name="T42">if</text:span> two things collide in a computer game.</text:p>
      <text:p text:style-name="P31"/>
      <text:p text:style-name="P34">Now, you know that <text:span text:style-name="T20">x * x</text:span> is the same as <text:span text:style-name="T20">pow(x, 2)</text:span>. However you should not overuse <text:span text:style-name="T20">pow()</text:span> since the evaluation of <text:span text:style-name="T20">x * x</text:span> <text:s/>is probably much faster than <text:span text:style-name="T20">pow()</text:span> especially if you're trying to compute the square of integers. </text:p>
      <text:p text:style-name="P34"/>
      <text:p text:style-name="P35">In general, a more general function tends to be slower than a more specific/specialized function. Remember that.</text:p>
      <text:p text:style-name="P31"/>
      <text:p text:style-name="P31"/>
      <text:p text:style-name="P31"><text:span text:style-name="T19">Exercise.</text:span> Write a program that prompts the user for a <text:span text:style-name="T66">float</text:span><text:span text:style-name="T24"> </text:span>and prints the square root of th<text:span text:style-name="T66">is float</text:span>.</text:p>
      <text:p text:style-name="P31"/>
      <text:p text:style-name="P31"/>
      <text:p text:style-name="P33"><text:span text:style-name="T19">Exercise.</text:span> <text:span text:style-name="T48">Write a program that get an integer n from the user prints 10 to the n-th power (as an integer). For instance if your input is 0, the program prints 1. If your input is 3, the program prints 1000.</text:span></text:p>
      <text:p text:style-name="P33"/>
      <text:p text:style-name="P33"/>
      <text:p text:style-name="P33"><text:span text:style-name="T19">Exercise.</text:span> If n is the integer 860713524, then the 0th digit of n is 4 (the rightmost digit), the 1st digit of n is 2, the 2nd digit of n is 5, the 3rd digit of n is 3, the <text:s/>4th digit of n is 1, the 5th digit of n is 7, the 6<text:span text:style-name="T11">th</text:span> digit of n is 0, <text:soft-page-break/>the 7th digit of n is 6, etc. Write a program that get n and k from the user and prints the k-th digit of n.</text:p>
      <text:p text:style-name="P33"/>
      <text:p text:style-name="P31"/>
      <text:p text:style-name="P31"><text:span text:style-name="T19">Exercise.</text:span> Here the famous simple interest formula: If you have P in a savings account at a bank and the bank gives you an interest rate of r (for instance r might be 0.015, i.e. 1.5%), then after t years you will have</text:p>
      <text:p text:style-name="P31"><text:tab/></text:p>
      <text:p text:style-name="P32">P(1 + r)<text:span text:style-name="T11">t</text:span></text:p>
      <text:p text:style-name="P31"/>
      <text:p text:style-name="P31">(P is called the “principal”.) Write a program that computes this. Here's an execution of the program:</text:p>
      <table:table table:name="Table47" table:style-name="Table47">
        <table:table-column table:style-name="Table47.A"/>
        <table:table-row>
          <table:table-cell table:style-name="Table47.A1" office:value-type="string">
            <text:p text:style-name="P49">Savings account calculator!!!</text:p>
            <text:p text:style-name="P49">Enter P (principal): $<text:span text:style-name="T19">1000</text:span></text:p>
            <text:p text:style-name="P49">Enter r (interest rate in percent): <text:span text:style-name="T19">1.5</text:span></text:p>
            <text:p text:style-name="P49">Enter t (number of years): <text:span text:style-name="T19">30</text:span></text:p>
            <text:p text:style-name="P49">Final balance: $1563.08</text:p>
          </table:table-cell>
        </table:table-row>
      </table:table>
      <text:p text:style-name="P31">Here's another execution:</text:p>
      <table:table table:name="Table48" table:style-name="Table48">
        <table:table-column table:style-name="Table48.A"/>
        <table:table-row>
          <table:table-cell table:style-name="Table48.A1" office:value-type="string">
            <text:p text:style-name="P49">Savings account calculator!!!</text:p>
            <text:p text:style-name="P49">Enter P (principal): $<text:span text:style-name="T19">2000</text:span></text:p>
            <text:p text:style-name="P49">Enter r (interest rate in percent): <text:span text:style-name="T19">1.75</text:span></text:p>
            <text:p text:style-name="P49">Enter t (number of years): <text:span text:style-name="T19">40</text:span></text:p>
            <text:p text:style-name="P49">Final balance: $4003.19</text:p>
          </table:table-cell>
        </table:table-row>
      </table:table>
      <text:p text:style-name="P42"/>
      <text:p text:style-name="P41">A <text:span text:style-name="T47">b</text:span>unch of <text:span text:style-name="T47">f</text:span>unctions <text:span text:style-name="T47">a</text:span>vailable in C++</text:p>
      <text:p text:style-name="P31"/>
      <text:p text:style-name="P31">There are many functions available in <text:span text:style-name="T66">Python</text:span>. Here are some (and don't forget to use <text:span text:style-name="T24">import math</text:span> when you want to use any of these functions.)</text:p>
      <text:p text:style-name="P31"/>
      <text:p text:style-name="P31"><text:span text:style-name="T20">pow(x, y)</text:span><text:tab/>Returns the power of x to y i.e. x<text:span text:style-name="T11">y</text:span></text:p>
      <text:p text:style-name="P31"><text:span text:style-name="T11"><text:tab/><text:tab/></text:span><text:span text:style-name="T15">x and y are </text:span><text:span text:style-name="T17">double</text:span><text:span text:style-name="T15">s and the return value is a </text:span><text:span text:style-name="T17">double</text:span></text:p>
      <text:p text:style-name="P73"/>
      <text:p text:style-name="P31"><text:span text:style-name="T17">sqrt(x)</text:span><text:span text:style-name="T15"><text:tab/>Returns the square root of x</text:span></text:p>
      <text:p text:style-name="P73"/>
      <text:p text:style-name="P31"><text:span text:style-name="T17">exp(x)<text:tab/></text:span><text:span text:style-name="T15">Returns the power of the natural number e to x, e</text:span><text:span text:style-name="T11">x</text:span><text:span text:style-name="T15">. Here <text:tab/><text:tab/>e = 2.718...</text:span></text:p>
      <text:p text:style-name="P73"/>
      <text:p text:style-name="P70"><text:span text:style-name="T20">log(x)</text:span><text:tab/>Returns the natural logarithm of x, log<text:span text:style-name="T37">e</text:span>(x) which is also </text:p>
      <text:p text:style-name="P70"><text:tab/><text:tab/>written ln(x) in math </text:p>
      <text:p text:style-name="P73"/>
      <text:p text:style-name="P67"><text:span text:style-name="T15">log10(x)<text:tab/></text:span><text:span text:style-name="T18">Returns the logarithm of x to base 10, log</text:span><text:span text:style-name="T38">10</text:span><text:span text:style-name="T18">(x)</text:span></text:p>
      <text:p text:style-name="P73"/>
      <text:p text:style-name="P70"><text:span text:style-name="T20">sin(x)</text:span><text:tab/>Returns the sine of x, sin(x) where x is in radians</text:p>
      <text:p text:style-name="P70"><text:tab/><text:tab/></text:p>
      <text:p text:style-name="P70"><text:span text:style-name="T20">cos(x)</text:span><text:tab/>Returns the cosine of x, cos(x) where x is in radians</text:p>
      <text:p text:style-name="P70"/>
      <text:p text:style-name="P70"><text:span text:style-name="T20">tan(x)</text:span><text:tab/>Returns the tangent of x, tan(x) where x is in radians</text:p>
      <text:p text:style-name="P70"/>
      <text:p text:style-name="P70">(The above list of functions is not exhaustive.)</text:p>
      <text:p text:style-name="P70"/>
      <text:p text:style-name="P70"/>
      <text:p text:style-name="P70"><text:span text:style-name="T19">Exercise.</text:span> You should know from math classes that </text:p>
      <text:p text:style-name="P70"/>
      <text:p text:style-name="P74"><text:span text:style-name="T2">log</text:span><text:span text:style-name="T38">10</text:span><text:span text:style-name="T2">(10</text:span><text:span text:style-name="T13">x</text:span><text:span text:style-name="T2">) = x</text:span></text:p>
      <text:p text:style-name="P71"/>
      <text:p text:style-name="P72">Verify this for the case x = 3 and x = 4.5 using <text:span text:style-name="T66">Python</text:span></text:p>
      <text:p text:style-name="P70"/>
      <text:p text:style-name="P70"/>
      <text:p text:style-name="P70"><text:span text:style-name="T19">Exercise.</text:span> Another version of the Pythagoras’ theorem says that</text:p>
      <text:p text:style-name="P70"/>
      <text:p text:style-name="P71"><text:tab/>sin<text:span text:style-name="T11">2</text:span>(x) + cos<text:span text:style-name="T11">2</text:span>(x) = 1</text:p>
      <text:p text:style-name="P70"/>
      <text:p text:style-name="P75"><text:span text:style-name="T2">[Here sin</text:span><text:span text:style-name="T13">2</text:span><text:span text:style-name="T2">(x) means (sin(x))</text:span><text:span text:style-name="T13">2.</text:span><text:span text:style-name="T2">] Verify this for the case x = 1 and x = 2.34 using C++.</text:span></text:p>
      <text:p text:style-name="P70"><text:tab/></text:p>
      <text:p text:style-name="P38"/>
      <text:p text:style-name="P39">Summary</text:p>
      <text:p text:style-name="P6"/>
      <text:p text:style-name="P6"/>
      <text:p text:style-name="P6">The following are binary operators available for floating point types: +, -, *, /, %, <text:span text:style-name="T66">**</text:span>. The same precedence and associative rules for integers hold.</text:p>
      <text:p text:style-name="P6"/>
      <text:p text:style-name="P6">The declaration of float variables follow<text:span text:style-name="T43">s</text:span> the same rules as that or integer variables.</text:p>
      <text:p text:style-name="P6"/>
      <text:p text:style-name="P6">Keyboard input of double variables is similar to integer variables. <text:span text:style-name="T66">You have to type cast the string to a float.</text:span></text:p>
      <text:p text:style-name="P6"/>
      <text:p text:style-name="P6"><text:span text:style-name="T24">float</text:span><text:span text:style-name="T20">()</text:span> returns the <text:span text:style-name="T66">floating point value</text:span> of a value. <text:span text:style-name="T20">int()</text:span> returns the integer of a value.</text:p>
      <text:p text:style-name="P6"/>
      <text:p text:style-name="P6">Assignment and initialization operator (i.e. =) can be used between integers and <text:span text:style-name="T67">floats</text:span>. For instance you can assign an integer variable a <text:span text:style-name="T67">floating point </text:span>value. An automatic type casting occurs.</text:p>
      <text:p text:style-name="P6"/>
      <text:p text:style-name="P6">When a binary operator operates on an integer and a <text:span text:style-name="T67">float</text:span>, the integer is replaced by its <text:span text:style-name="T67">float</text:span> (it's automatically type casted to a <text:span text:style-name="T67">float</text:span>) before the operator is evaluated.</text:p>
      <text:p text:style-name="P6"/>
      <text:p text:style-name="P6"/>
      <text:p text:style-name="P39">Exercises<text:line-break/></text:p>
      <text:p text:style-name="P6"><text:span text:style-name="T19">Q1.</text:span> Write a console program that does the following. It prompts for the user's height, weight, length of his/her thumb, radius of his/her skull and the number college classes the he/she has taken and displays the user's IQ using the following formula</text:p>
      <text:p text:style-name="P6"/>
      <text:p text:style-name="P6"><text:tab/><text:span text:style-name="T36">iq = PI * skullRadius</text:span><text:span text:style-name="T12">2 <text:s/></text:span><text:span text:style-name="T16">+ </text:span><text:span text:style-name="T16"><draw:frame draw:style-name="fr1" draw:name="Object1" text:anchor-type="as-char" svg:width="1.5689in" svg:height="0.3929in" draw:z-index="4"><draw:object xlink:href="./Object 1" xlink:type="simple" xlink:show="embed" xlink:actuate="onLoad"/><draw:image xlink:href="./ObjectReplacements/Object 1" xlink:type="simple" xlink:show="embed" xlink:actuate="onLoad"/></draw:frame></text:span><text:span text:style-name="T16">x classes</text:span></text:p>
      <text:p text:style-name="P69"/>
      <text:p text:style-name="P6">Your program should use the following for variable names.</text:p>
      <text:list text:style-name="L5">
        <text:list-item>
          <text:p text:style-name="P99">height</text:p>
        </text:list-item>
        <text:list-item>
          <text:p text:style-name="P99">weight</text:p>
        </text:list-item>
        <text:list-item>
          <text:p text:style-name="P99">thumbLength</text:p>
        </text:list-item>
        <text:list-item>
          <text:p text:style-name="P99">skullRadius</text:p>
        </text:list-item>
        <text:list-item>
          <text:p text:style-name="P99">classes</text:p>
        </text:list-item>
        <text:list-item>
          <text:p text:style-name="P99">iq</text:p>
        </text:list-item>
      </text:list>
      <text:p text:style-name="P6">PI is the constant 3.14159. Your code must of course contain the definition of PI.</text:p>
      <text:p text:style-name="P6"/>
      <text:p text:style-name="P6"/>
      <text:p text:style-name="P26">Q2. <text:span text:style-name="T34">What's wrong with this program:</text:span>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84"><text:span text:style-name="T67">print(</text:span>"Area of triangle\n"<text:span text:style-name="T67">)</text:span></text:p>
            <text:p text:style-name="P86"/>
            <text:p text:style-name="P84">height = 0.0; base = 0.0;</text:p>
            <text:p text:style-name="P84"/>
            <text:p text:style-name="P87">base = float(input("Base: "))</text:p>
            <text:p text:style-name="P87">height = float(input("Height: "))</text:p>
            <text:p text:style-name="P85"><text:s/></text:p>
            <text:p text:style-name="P85"><text:span text:style-name="T67">print(</text:span>"Area of triangle with height %<text:span text:style-name="T67">s and base %s "</text:span></text:p>
            <text:p text:style-name="P85"><text:span text:style-name="T67"><text:s text:c="6"/>" is %s</text:span>", <text:span text:style-name="T67">(height, base, </text:span></text:p>
            <text:p text:style-name="P85"><text:s text:c="16"/>(1 // 2) * base * height<text:span text:style-name="T67">)</text:span></text:p>
          </table:table-cell>
        </table:table-row>
      </table:table>
      <text:p text:style-name="P6">Correct it by hand. Verify with C++.</text:p>
      <text:p text:style-name="P6"/>
      <text:p text:style-name="P6"/>
      <text:p text:style-name="P26">Q3. <text:span text:style-name="T34">Do you get the same output for the two print statements?</text:span></text:p>
      <table:table table:name="Table22" table:style-name="Table22">
        <table:table-column table:style-name="Table22.A"/>
        <table:table-row>
          <table:table-cell table:style-name="Table22.A1" office:value-type="string">
            <text:p text:style-name="P84">std::cout &lt;&lt; (1.2 + 3.4 + 5.6) / 3 &lt;&lt; std::endl;</text:p>
            <text:p text:style-name="P84">std::cout &lt;&lt; (1.2 + 3.4 + 5.6) / 3.0 &lt;&lt; std::endl;</text:p>
          </table:table-cell>
        </table:table-row>
      </table:table>
      <text:p text:style-name="P6">Verify with C++</text:p>
      <text:p text:style-name="P6"/>
      <text:p text:style-name="P6"/>
      <text:p text:style-name="P26">Q4. <text:span text:style-name="T34">The following should print the average of three integers but does not. Correct it by hand. </text:span></text:p>
      <table:table table:name="Table28" table:style-name="Table28">
        <table:table-column table:style-name="Table28.A"/>
        <table:table-row>
          <table:table-cell table:style-name="Table28.A1" office:value-type="string">
            <text:p text:style-name="P84">int x = 0, y = 0, z = 0;</text:p>
            <text:p text:style-name="P84">std::cin &gt;&gt; x &gt;&gt; y &gt;&gt; z &gt;&gt; std::endl;</text:p>
            <text:p text:style-name="P84">std::cout &lt;&lt; (x + y + z) / 3 &lt;&lt; std::endl;</text:p>
          </table:table-cell>
        </table:table-row>
      </table:table>
      <text:p text:style-name="P6">Verify with C++.</text:p>
      <text:p text:style-name="P6"><text:span text:style-name="T19">Q5.</text:span> The formula for converting temperature in Fahrenheit to Celsius is given by this formula:</text:p>
      <text:p text:style-name="P6"><text:tab/> <text:s text:c="6"/>5</text:p>
      <text:p text:style-name="P6"><text:tab/>c <text:s/>= –- (f - 32)</text:p>
      <text:p text:style-name="P6"><text:soft-page-break/><text:tab/> <text:s text:c="6"/>9</text:p>
      <text:p text:style-name="P6"/>
      <text:p text:style-name="P76">(where f is the temperature in Fahrenheit and c is the temperature in Celsius.) Here's an execution of the program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62">35</text:p>
            <text:p text:style-name="P49">1.66667</text:p>
          </table:table-cell>
        </table:table-row>
      </table:table>
      <text:p text:style-name="P76">(Of course the input on the first line is the temperature in Fahrenheit and the second line gives the temperature in Celsius.)</text:p>
      <text:p text:style-name="P6"/>
      <text:p text:style-name="P6"/>
      <text:p text:style-name="P26">Q6. <text:span text:style-name="T34">Write a program that does the following:</text:span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49">Differentiator!!!</text:p>
            <text:p text:style-name="P49">Only for monomials right now ... :(</text:p>
            <text:p text:style-name="P49">Enter c and a to differentiate c * x^a: <text:span text:style-name="T19">1.2 5.6</text:span></text:p>
            <text:p text:style-name="P45"/>
            <text:p text:style-name="P45"><text:s/>d</text:p>
            <text:p text:style-name="P45">-- (1.2 * x ^ 5.6) = 6.72 * x ^ 4.6</text:p>
            <text:p text:style-name="P45">dx</text:p>
          </table:table-cell>
        </table:table-row>
      </table:table>
      <text:p text:style-name="P6">Mathematically,</text:p>
      <text:p text:style-name="P6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3"><text:s/>d</text:p>
          </table:table-cell>
          <table:table-cell table:style-name="Table9.A1" office:value-type="string">
            <text:p text:style-name="P3"/>
          </table:table-cell>
        </table:table-row>
        <table:table-row>
          <table:table-cell table:style-name="Table9.A1" office:value-type="string">
            <text:p text:style-name="P3"><draw:line text:anchor-type="paragraph" draw:z-index="9" draw:name="Shape21" draw:style-name="gr4" draw:text-style-name="P113" svg:x1="0.1366in" svg:y1="0.078in" svg:x2="0.3138in" svg:y2="0.078in"><text:p/></draw:line></text:p>
          </table:table-cell>
          <table:table-cell table:style-name="Table9.A1" office:value-type="string">
            <text:p text:style-name="P3">( c x<text:span text:style-name="T11">a </text:span>) <text:s text:c="2"/>= <text:s/>(ca) x <text:span text:style-name="T11">a - 1</text:span></text:p>
          </table:table-cell>
        </table:table-row>
        <table:table-row>
          <table:table-cell table:style-name="Table9.A1" office:value-type="string">
            <text:p text:style-name="P3">dx</text:p>
          </table:table-cell>
          <table:table-cell table:style-name="Table9.A1" office:value-type="string">
            <text:p text:style-name="P3"/>
          </table:table-cell>
        </table:table-row>
      </table:table>
      <text:p text:style-name="P6"/>
      <text:p text:style-name="P6">You do not need to know calculus to do this problem.</text:p>
      <text:p text:style-name="P6"/>
      <text:p text:style-name="P6"/>
      <text:p text:style-name="P27">Q<text:span text:style-name="T49">7</text:span>. <text:span text:style-name="T34">Write a program </text:span><text:span text:style-name="T35">gets integers n and d from the user and prints the d-th digit of n. If n is 13524, the 0-th digit is 4, the 1-st digit is 2, the 2</text:span><text:span text:style-name="T14">nd</text:span><text:span text:style-name="T35"> digit is 5, etc. Here’s a test run:</text:span></text:p>
      <table:table table:name="Table59" table:style-name="Table59">
        <table:table-column table:style-name="Table59.A"/>
        <table:table-row>
          <table:table-cell table:style-name="Table59.A1" office:value-type="string">
            <text:p text:style-name="P66">13524 0</text:p>
            <text:p text:style-name="P63">4</text:p>
          </table:table-cell>
        </table:table-row>
      </table:table>
      <text:p text:style-name="P8">Here’s another test run:</text:p>
      <table:table table:name="Table60" table:style-name="Table60">
        <table:table-column table:style-name="Table60.A"/>
        <table:table-row>
          <table:table-cell table:style-name="Table60.A1" office:value-type="string">
            <text:p text:style-name="P65"><text:span text:style-name="T49">13524 </text:span><text:span text:style-name="T50">1</text:span></text:p>
            <text:p text:style-name="P64">2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, Helvetica, Geneva, Swiss, SunSans-Regular"/>
    <style:font-face style:name="Aril" svg:font-family="Aril"/>
    <style:font-face style:name="Courier New" svg:font-family="'Courier New'" style:font-family-generic="modern" style:font-pitch="fixed"/>
    <style:font-face style:name="MS Mincho" svg:font-family="'MS Mincho'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wiss" style:font-pitch="variable"/>
    <style:font-face style:name="Tahoma3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Arial Unicode MS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font-name-asian="Arial Unicode MS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style:contextual-spacing="false" fo:text-indent="0.1965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3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.0783in" fo:margin-right="0.0783in" fo:margin-top="0.0398in" fo:margin-bottom="0.0398in" style:contextual-spacing="false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 style:contextual-spacing="false"/>
    </style:style>
    <style:style style:name="Heading2" style:family="paragraph" style:parent-style-name="Standard">
      <style:paragraph-properties fo:margin-top="0.1654in" fo:margin-bottom="0.0827in" style:contextual-spacing="false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.472in" fo:margin-right="0in" fo:margin-top="0in" fo:margin-bottom="0.1965in" style:contextual-spacing="false" fo:text-indent="-0.3543in" style:auto-text-indent="false" style:text-autospace="none"/>
      <style:text-properties style:use-window-font-color="true" loext:opacity="0%" style:text-outline="false" style:text-line-through-style="none" style:text-line-through-type="none" style:font-name="Tahoma2" fo:font-family="Tahoma" style:font-family-generic="swiss" style:font-pitch="variable" fo:font-size="32pt" fo:font-style="normal" fo:text-shadow="none" style:text-underline-style="none" fo:font-weight="normal" style:font-name-asian="Tahoma2" style:font-family-asian="Tahoma" style:font-family-generic-asian="swiss" style:font-pitch-asian="variable" style:font-size-asian="32pt" style:font-style-asian="normal" style:font-weight-asian="normal" style:font-name-complex="Tahoma2" style:font-family-complex="Tahoma" style:font-family-generic-complex="swiss" style:font-pitch-complex="variable" style:font-size-complex="32pt" style:font-style-complex="normal" style:font-weight-complex="normal"/>
    </style:style>
    <style:style style:name="Default_7e_LT_7e_Gliederung_20_2" style:display-name="Default~LT~Gliederung 2" style:family="paragraph" style:parent-style-name="Default_7e_LT_7e_Gliederung_20_1">
      <style:paragraph-properties fo:margin-left="0.9453in" fo:margin-right="0in" fo:margin-top="0in" fo:margin-bottom="0.1575in" style:contextual-spacing="false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left="1.4173in" fo:margin-right="0in" fo:margin-top="0in" fo:margin-bottom="0.1181in" style:contextual-spacing="false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left="1.8898in" fo:margin-right="0in" fo:margin-top="0in" fo:margin-bottom="0.0783in" style:contextual-spacing="false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left="2.3626in" fo:margin-right="0in" fo:margin-top="0in" fo:margin-bottom="0.0398in" style:contextual-spacing="false" fo:text-indent="-0.2362in" style:auto-text-indent="false">
        <style:tab-stops/>
      </style:paragraph-properties>
    </style:style>
    <style:style style:name="Default_7e_LT_7e_Gliederung_20_6" style:display-name="Default~LT~Gliederung 6" style:family="paragraph" style:parent-style-name="Default_7e_LT_7e_Gliederung_20_5">
      <style:paragraph-properties fo:margin-left="2.8346in" fo:margin-right="0in" fo:margin-top="0in" fo:margin-bottom="0in" style:contextual-spacing="false" fo:text-indent="-0.2362in" style:auto-text-indent="false">
        <style:tab-stops/>
      </style:paragraph-properties>
    </style:style>
    <style:style style:name="Default_7e_LT_7e_Gliederung_20_7" style:display-name="Default~LT~Gliederung 7" style:family="paragraph" style:parent-style-name="Default_7e_LT_7e_Gliederung_20_6">
      <style:paragraph-properties fo:margin-left="3.3071in" fo:margin-right="0in" fo:margin-top="0in" fo:margin-bottom="0in" style:contextual-spacing="false" fo:text-indent="-0.2362in" style:auto-text-indent="false">
        <style:tab-stops/>
      </style:paragraph-properties>
    </style:style>
    <style:style style:name="Default_7e_LT_7e_Gliederung_20_8" style:display-name="Default~LT~Gliederung 8" style:family="paragraph" style:parent-style-name="Default_7e_LT_7e_Gliederung_20_7">
      <style:paragraph-properties fo:margin-left="3.7799in" fo:margin-right="0in" fo:margin-top="0in" fo:margin-bottom="0in" style:contextual-spacing="false" fo:text-indent="-0.2362in" style:auto-text-indent="false">
        <style:tab-stops/>
      </style:paragraph-properties>
    </style:style>
    <style:style style:name="Default_7e_LT_7e_Gliederung_20_9" style:display-name="Default~LT~Gliederung 9" style:family="paragraph" style:parent-style-name="Default_7e_LT_7e_Gliederung_20_8">
      <style:paragraph-properties fo:margin-left="4.252in" fo:margin-right="0in" fo:margin-top="0in" fo:margin-bottom="0in" style:contextual-spacing="false" fo:text-indent="-0.2362in" style:auto-text-indent="false">
        <style:tab-stops/>
      </style:paragraph-properties>
    </style:style>
    <style:style style:name="Default_7e_LT_7e_Titel" style:display-name="Default~LT~Titel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2" fo:font-family="Tahoma" style:font-family-generic="swiss" style:font-pitch="variable" fo:font-size="44pt" fo:font-style="normal" fo:text-shadow="none" style:text-underline-style="none" fo:font-weight="normal" style:font-name-asian="Tahoma2" style:font-family-asian="Tahoma" style:font-family-generic-asian="swiss" style:font-pitch-asian="variable" style:font-size-asian="44pt" style:font-style-asian="normal" style:font-weight-asian="normal" style:font-name-complex="Tahoma2" style:font-family-complex="Tahoma" style:font-family-generic-complex="swiss" style:font-pitch-complex="variable" style:font-size-complex="44pt" style:font-style-complex="normal" style:font-weight-complex="normal"/>
    </style:style>
    <style:style style:name="Default_7e_LT_7e_Untertitel" style:display-name="Default~LT~Untertitel" style:family="paragraph">
      <style:paragraph-properties fo:margin-left="0in" fo:margin-right="0in" fo:margin-top="0in" fo:margin-bottom="0in" style:contextual-spacing="false" fo:text-align="center" style:justify-single-word="false" fo:text-indent="-0.2362in" style:auto-text-indent="false" style:text-autospace="none"/>
      <style:text-properties style:use-window-font-color="true" loext:opacity="0%" style:text-outline="false" style:text-line-through-style="none" style:text-line-through-type="none" style:font-name="Tahoma2" fo:font-family="Tahoma" style:font-family-generic="swiss" style:font-pitch="variable" fo:font-size="32pt" fo:font-style="normal" fo:text-shadow="none" style:text-underline-style="none" fo:font-weight="normal" style:font-name-asian="Tahoma2" style:font-family-asian="Tahoma" style:font-family-generic-asian="swiss" style:font-pitch-asian="variable" style:font-size-asian="32pt" style:font-style-asian="normal" style:font-weight-asian="normal" style:font-name-complex="Tahoma2" style:font-family-complex="Tahoma" style:font-family-generic-complex="swiss" style:font-pitch-complex="variable" style:font-size-complex="32pt" style:font-style-complex="normal" style:font-weight-complex="normal"/>
    </style:style>
    <style:style style:name="Default_7e_LT_7e_Notizen" style:display-name="Default~LT~Notizen" style:family="paragraph">
      <style:paragraph-properties fo:margin-left="0.2362in" fo:margin-right="0in" fo:margin-top="0in" fo:margin-bottom="0in" style:contextual-spacing="false" fo:text-indent="-0.2362in" style:auto-text-indent="false" style:text-autospace="none"/>
      <style:text-properties style:use-window-font-color="true" loext:opacity="0%" style:text-outline="false" style:text-line-through-style="none" style:text-line-through-type="none" style:font-name="Tahoma2" fo:font-family="Tahoma" style:font-family-generic="swiss" style:font-pitch="variable" fo:font-size="20pt" fo:font-style="normal" fo:text-shadow="none" style:text-underline-style="none" fo:font-weight="normal" style:font-name-asian="Tahoma2" style:font-family-asian="Tahoma" style:font-family-generic-asian="swiss" style:font-pitch-asian="variable" style:font-size-asian="20pt" style:font-style-asian="normal" style:font-weight-asian="normal" style:font-name-complex="Tahoma2" style:font-family-complex="Tahoma" style:font-family-generic-complex="swiss" style:font-pitch-complex="variable" style:font-size-complex="20pt" style:font-style-complex="normal" style:font-weight-complex="normal"/>
    </style:style>
    <style:style style:name="Default_7e_LT_7e_Hintergrundobjekte" style:display-name="Default~LT~Hintergrundobjekte" style:family="paragraph">
      <style:paragraph-properties style:text-autospace="none"/>
      <style:text-properties fo:color="#ffffff" loext:opacity="100%"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Default_7e_LT_7e_Hintergrund" style:display-name="Default~LT~Hintergrund" style:family="paragraph">
      <style:paragraph-properties style:text-autospace="none"/>
    </style:style>
    <style:style style:name="WW-Title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2" fo:font-family="Tahoma" style:font-family-generic="swiss" style:font-pitch="variable" fo:font-size="44pt" fo:font-style="normal" fo:text-shadow="none" style:text-underline-style="none" fo:font-weight="normal" style:font-name-asian="Tahoma2" style:font-family-asian="Tahoma" style:font-family-generic-asian="swiss" style:font-pitch-asian="variable" style:font-size-asian="44pt" style:font-style-asian="normal" style:font-weight-asian="normal" style:font-name-complex="Tahoma2" style:font-family-complex="Tahoma" style:font-family-generic-complex="swiss" style:font-pitch-complex="variable" style:font-size-complex="44pt" style:font-style-complex="normal" style:font-weight-complex="normal"/>
    </style:style>
    <style:style style:name="Background_20_objects" style:display-name="Background objects" style:family="paragraph">
      <style:paragraph-properties style:text-autospace="none"/>
      <style:text-properties fo:color="#ffffff" loext:opacity="100%"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Background" style:family="paragraph">
      <style:paragraph-properties style:text-autospace="none"/>
    </style:style>
    <style:style style:name="Notes" style:family="paragraph">
      <style:paragraph-properties fo:margin-left="0.2362in" fo:margin-right="0in" fo:margin-top="0in" fo:margin-bottom="0in" style:contextual-spacing="false" fo:text-indent="-0.2362in" style:auto-text-indent="false" style:text-autospace="none"/>
      <style:text-properties style:use-window-font-color="true" loext:opacity="0%" style:text-outline="false" style:text-line-through-style="none" style:text-line-through-type="none" style:font-name="Tahoma2" fo:font-family="Tahoma" style:font-family-generic="swiss" style:font-pitch="variable" fo:font-size="20pt" fo:font-style="normal" fo:text-shadow="none" style:text-underline-style="none" fo:font-weight="normal" style:font-name-asian="Tahoma2" style:font-family-asian="Tahoma" style:font-family-generic-asian="swiss" style:font-pitch-asian="variable" style:font-size-asian="20pt" style:font-style-asian="normal" style:font-weight-asian="normal" style:font-name-complex="Tahoma2" style:font-family-complex="Tahoma" style:font-family-generic-complex="swiss" style:font-pitch-complex="variable" style:font-size-complex="20pt" style:font-style-complex="normal" style:font-weight-complex="normal"/>
    </style:style>
    <style:style style:name="Outline_20_1" style:display-name="Outline 1" style:family="paragraph">
      <style:paragraph-properties fo:margin-left="0.472in" fo:margin-right="0in" fo:margin-top="0in" fo:margin-bottom="0.1965in" style:contextual-spacing="false" fo:text-indent="-0.3543in" style:auto-text-indent="false" style:text-autospace="none"/>
      <style:text-properties style:use-window-font-color="true" loext:opacity="0%" style:text-outline="false" style:text-line-through-style="none" style:text-line-through-type="none" style:font-name="Tahoma2" fo:font-family="Tahoma" style:font-family-generic="swiss" style:font-pitch="variable" fo:font-size="32pt" fo:font-style="normal" fo:text-shadow="none" style:text-underline-style="none" fo:font-weight="normal" style:font-name-asian="Tahoma2" style:font-family-asian="Tahoma" style:font-family-generic-asian="swiss" style:font-pitch-asian="variable" style:font-size-asian="32pt" style:font-style-asian="normal" style:font-weight-asian="normal" style:font-name-complex="Tahoma2" style:font-family-complex="Tahoma" style:font-family-generic-complex="swiss" style:font-pitch-complex="variable" style:font-size-complex="32pt" style:font-style-complex="normal" style:font-weight-complex="normal"/>
    </style:style>
    <style:style style:name="Outline_20_2" style:display-name="Outline 2" style:family="paragraph" style:parent-style-name="Outline_20_1">
      <style:paragraph-properties fo:margin-left="0.9453in" fo:margin-right="0in" fo:margin-top="0in" fo:margin-bottom="0.1575in" style:contextual-spacing="false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1.4173in" fo:margin-right="0in" fo:margin-top="0in" fo:margin-bottom="0.1181in" style:contextual-spacing="false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1.8898in" fo:margin-right="0in" fo:margin-top="0in" fo:margin-bottom="0.0783in" style:contextual-spacing="false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2.3626in" fo:margin-right="0in" fo:margin-top="0in" fo:margin-bottom="0.0398in" style:contextual-spacing="false" fo:text-indent="-0.2362in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-left="2.8346in" fo:margin-right="0in" fo:margin-top="0in" fo:margin-bottom="0in" style:contextual-spacing="false" fo:text-indent="-0.2362in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-left="3.3071in" fo:margin-right="0in" fo:margin-top="0in" fo:margin-bottom="0in" style:contextual-spacing="false" fo:text-indent="-0.2362in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-left="3.7799in" fo:margin-right="0in" fo:margin-top="0in" fo:margin-bottom="0in" style:contextual-spacing="false" fo:text-indent="-0.2362in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-left="4.252in" fo:margin-right="0in" fo:margin-top="0in" fo:margin-bottom="0in" style:contextual-spacing="false" fo:text-indent="-0.2362in" style:auto-text-indent="false">
        <style:tab-stops/>
      </style:paragraph-properties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99ccff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99ccff"/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Arial" fo:font-size="10pt" officeooo:paragraph-rsid="002bcd4c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style:font-name="Arial" fo:font-size="10pt" style:font-size-asian="10pt" style:font-size-complex="10pt"/>
    </style:style>
    <style:style style:name="MT1" style:family="text">
      <style:text-properties officeooo:rsid="0018b1c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3.212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ython Programming Part 1 v0.<text:span text:style-name="MT1">3</text:span> (Y. Liow) <text:tab/> <text:s text:c="17"/>04. Floats</text:p>
      </style:header>
      <style:footer>
        <text:p text:style-name="MP2"><text:page-number text:select-page="current">24</text:page-number><text:s/>of <text:page-count>2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meta:initial-creator>Yihsiang Liow</meta:initial-creator>
    <meta:creation-date>2005-12-14T10:14:39</meta:creation-date>
    <dc:date>2024-07-25T07:49:05.061000000</dc:date>
    <meta:printed-by>Yihsiang Liow</meta:printed-by>
    <meta:print-date>2006-01-08T16:54:25</meta:print-date>
    <dc:language>en-US</dc:language>
    <meta:editing-cycles>549</meta:editing-cycles>
    <meta:editing-duration>P5DT10H40M56S</meta:editing-duration>
    <meta:document-statistic meta:table-count="62" meta:image-count="0" meta:object-count="1" meta:page-count="24" meta:paragraph-count="469" meta:word-count="3727" meta:character-count="19665" meta:non-whitespace-character-count="1623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frac>
      <math:mi math:fontstyle="italic">weight</math:mi>
      <math:mrow>
        <math:mi math:fontstyle="italic">height</math:mi>
        <math:mo math:stretchy="false">+</math:mo>
        <math:mi math:fontstyle="italic">thumbLength</math:mi>
      </math:mrow>
    </math:mfrac>
    <math:annotation math:encoding="StarMath 5.0">weight over {height + thumbLength} </math:annotation>
  </math:semantics>
</math:math>
</file>